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7.85mm"/>
    </style:style>
    <style:style style:name="co18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2mm" svg:height="90.05mm" svg:x="275.28mm" svg:y="19.65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-14.44312" calcext:value-type="float">
            <text:p>-14.44312</text:p>
          </table:table-cell>
          <table:table-cell office:value-type="float" office:value="-11.62608" calcext:value-type="float">
            <text:p>-11.62608</text:p>
          </table:table-cell>
          <table:table-cell office:value-type="float" office:value="-1.147285" calcext:value-type="float">
            <text:p>-1.147285</text:p>
          </table:table-cell>
          <table:table-cell office:value-type="float" office:value="-1.152263" calcext:value-type="float">
            <text:p>-1.152263</text:p>
          </table:table-cell>
          <table:table-cell office:value-type="float" office:value="-1.151652" calcext:value-type="float">
            <text:p>-1.151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-19.98111" calcext:value-type="float">
            <text:p>-19.98111</text:p>
          </table:table-cell>
          <table:table-cell office:value-type="float" office:value="0.02905726" calcext:value-type="float">
            <text:p>0.02905726</text:p>
          </table:table-cell>
          <table:table-cell office:value-type="float" office:value="-0.002495762" calcext:value-type="float">
            <text:p>-0.002495762</text:p>
          </table:table-cell>
          <table:table-cell office:value-type="float" office:value="-0.0004532397" calcext:value-type="float">
            <text:p>-0.0004532397</text:p>
          </table:table-cell>
          <table:table-cell office:value-type="float" office:value="0.006899908" calcext:value-type="float">
            <text:p>0.006899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-19.08456" calcext:value-type="float">
            <text:p>-19.08456</text:p>
          </table:table-cell>
          <table:table-cell office:value-type="float" office:value="0.009015287" calcext:value-type="float">
            <text:p>0.009015287</text:p>
          </table:table-cell>
          <table:table-cell office:value-type="float" office:value="-0.00023965" calcext:value-type="float">
            <text:p>-0.00023965</text:p>
          </table:table-cell>
          <table:table-cell office:value-type="float" office:value="-0.0004969261" calcext:value-type="float">
            <text:p>-0.0004969261</text:p>
          </table:table-cell>
          <table:table-cell office:value-type="float" office:value="-0.4794375" calcext:value-type="float">
            <text:p>-0.4794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914318" calcext:value-type="float">
            <text:p>0.08914318</text:p>
          </table:table-cell>
          <table:table-cell table:number-columns-repeated="23"/>
        </table:table-row>
        <table:table-row table:style-name="ro1">
          <table:table-cell office:value-type="float" office:value="-17.02132" calcext:value-type="float">
            <text:p>-17.02132</text:p>
          </table:table-cell>
          <table:table-cell office:value-type="float" office:value="-3.914211" calcext:value-type="float">
            <text:p>-3.914211</text:p>
          </table:table-cell>
          <table:table-cell office:value-type="float" office:value="-1.109519" calcext:value-type="float">
            <text:p>-1.109519</text:p>
          </table:table-cell>
          <table:table-cell office:value-type="float" office:value="-0.001008121" calcext:value-type="float">
            <text:p>-0.001008121</text:p>
          </table:table-cell>
          <table:table-cell office:value-type="float" office:value="-0.5204758" calcext:value-type="float">
            <text:p>-0.52047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903694" calcext:value-type="float">
            <text:p>0.08903694</text:p>
          </table:table-cell>
          <table:table-cell table:number-columns-repeated="23"/>
        </table:table-row>
        <table:table-row table:style-name="ro1">
          <table:table-cell office:value-type="float" office:value="-17.95168" calcext:value-type="float">
            <text:p>-17.95168</text:p>
          </table:table-cell>
          <table:table-cell office:value-type="float" office:value="-3.870123" calcext:value-type="float">
            <text:p>-3.870123</text:p>
          </table:table-cell>
          <table:table-cell office:value-type="float" office:value="-0.0002399608" calcext:value-type="float">
            <text:p>-0.0002399608</text:p>
          </table:table-cell>
          <table:table-cell office:value-type="float" office:value="-0.0004905414" calcext:value-type="float">
            <text:p>-0.0004905414</text:p>
          </table:table-cell>
          <table:table-cell office:value-type="float" office:value="-1.14532" calcext:value-type="float">
            <text:p>-1.14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88995" calcext:value-type="float">
            <text:p>0.08588995</text:p>
          </table:table-cell>
          <table:table-cell table:number-columns-repeated="23"/>
        </table:table-row>
        <table:table-row table:style-name="ro1">
          <table:table-cell office:value-type="float" office:value="-19.98111" calcext:value-type="float">
            <text:p>-19.98111</text:p>
          </table:table-cell>
          <table:table-cell office:value-type="float" office:value="0.02905726" calcext:value-type="float">
            <text:p>0.02905726</text:p>
          </table:table-cell>
          <table:table-cell office:value-type="float" office:value="-0.002495762" calcext:value-type="float">
            <text:p>-0.002495762</text:p>
          </table:table-cell>
          <table:table-cell office:value-type="float" office:value="-0.0004532397" calcext:value-type="float">
            <text:p>-0.0004532397</text:p>
          </table:table-cell>
          <table:table-cell office:value-type="float" office:value="0.006899908" calcext:value-type="float">
            <text:p>0.006899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80518" calcext:value-type="float">
            <text:p>0.08180518</text:p>
          </table:table-cell>
          <table:table-cell table:number-columns-repeated="23"/>
        </table:table-row>
        <table:table-row table:style-name="ro1">
          <table:table-cell office:value-type="float" office:value="-15.05363" calcext:value-type="float">
            <text:p>-15.05363</text:p>
          </table:table-cell>
          <table:table-cell office:value-type="float" office:value="-9.981302" calcext:value-type="float">
            <text:p>-9.981302</text:p>
          </table:table-cell>
          <table:table-cell office:value-type="float" office:value="-1.088806" calcext:value-type="float">
            <text:p>-1.088806</text:p>
          </table:table-cell>
          <table:table-cell office:value-type="float" office:value="-0.9109167" calcext:value-type="float">
            <text:p>-0.9109167</text:p>
          </table:table-cell>
          <table:table-cell office:value-type="float" office:value="-1.091317" calcext:value-type="float">
            <text:p>-1.091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6516" calcext:value-type="float">
            <text:p>0.0276516</text:p>
          </table:table-cell>
          <table:table-cell table:number-columns-repeated="23"/>
        </table:table-row>
        <table:table-row table:style-name="ro1">
          <table:table-cell office:value-type="float" office:value="-15.8692" calcext:value-type="float">
            <text:p>-15.8692</text:p>
          </table:table-cell>
          <table:table-cell office:value-type="float" office:value="-7.746063" calcext:value-type="float">
            <text:p>-7.746063</text:p>
          </table:table-cell>
          <table:table-cell office:value-type="float" office:value="-1.158544" calcext:value-type="float">
            <text:p>-1.158544</text:p>
          </table:table-cell>
          <table:table-cell office:value-type="float" office:value="-0.0009871152" calcext:value-type="float">
            <text:p>-0.0009871152</text:p>
          </table:table-cell>
          <table:table-cell office:value-type="float" office:value="-1.154978" calcext:value-type="float">
            <text:p>-1.154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24047" calcext:value-type="float">
            <text:p>0.02624047</text:p>
          </table:table-cell>
          <table:table-cell table:number-columns-repeated="23"/>
        </table:table-row>
        <table:table-row table:style-name="ro1">
          <table:table-cell office:value-type="float" office:value="-18.8571" calcext:value-type="float">
            <text:p>-18.8571</text:p>
          </table:table-cell>
          <table:table-cell office:value-type="float" office:value="-0.3820633" calcext:value-type="float">
            <text:p>-0.3820633</text:p>
          </table:table-cell>
          <table:table-cell office:value-type="float" office:value="-0.599033" calcext:value-type="float">
            <text:p>-0.599033</text:p>
          </table:table-cell>
          <table:table-cell office:value-type="float" office:value="-0.0004532397" calcext:value-type="float">
            <text:p>-0.0004532397</text:p>
          </table:table-cell>
          <table:table-cell office:value-type="float" office:value="0.006899908" calcext:value-type="float">
            <text:p>0.006899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86434" calcext:value-type="float">
            <text:p>0.02586434</text:p>
          </table:table-cell>
          <table:table-cell table:number-columns-repeated="23"/>
        </table:table-row>
        <table:table-row table:style-name="ro1">
          <table:table-cell office:value-type="float" office:value="-16.223" calcext:value-type="float">
            <text:p>-16.223</text:p>
          </table:table-cell>
          <table:table-cell office:value-type="float" office:value="-7.014222" calcext:value-type="float">
            <text:p>-7.014222</text:p>
          </table:table-cell>
          <table:table-cell office:value-type="float" office:value="-1.053935" calcext:value-type="float">
            <text:p>-1.053935</text:p>
          </table:table-cell>
          <table:table-cell office:value-type="float" office:value="0.00805589" calcext:value-type="float">
            <text:p>0.00805589</text:p>
          </table:table-cell>
          <table:table-cell office:value-type="float" office:value="-1.039037" calcext:value-type="float">
            <text:p>-1.039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79821" calcext:value-type="float">
            <text:p>0.02579821</text:p>
          </table:table-cell>
          <table:table-cell table:number-columns-repeated="23"/>
        </table:table-row>
        <table:table-row table:style-name="ro1">
          <table:table-cell office:value-type="float" office:value="-14.93868" calcext:value-type="float">
            <text:p>-14.93868</text:p>
          </table:table-cell>
          <table:table-cell office:value-type="float" office:value="-10.45279" calcext:value-type="float">
            <text:p>-10.45279</text:p>
          </table:table-cell>
          <table:table-cell office:value-type="float" office:value="-1.078068" calcext:value-type="float">
            <text:p>-1.078068</text:p>
          </table:table-cell>
          <table:table-cell office:value-type="float" office:value="-0.9848974" calcext:value-type="float">
            <text:p>-0.9848974</text:p>
          </table:table-cell>
          <table:table-cell office:value-type="float" office:value="-1.074456" calcext:value-type="float">
            <text:p>-1.074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03385" calcext:value-type="float">
            <text:p>0.02403385</text:p>
          </table:table-cell>
          <table:table-cell table:number-columns-repeated="23"/>
        </table:table-row>
        <table:table-row table:style-name="ro1">
          <table:table-cell office:value-type="float" office:value="-18.19731" calcext:value-type="float">
            <text:p>-18.19731</text:p>
          </table:table-cell>
          <table:table-cell office:value-type="float" office:value="-3.142777" calcext:value-type="float">
            <text:p>-3.142777</text:p>
          </table:table-cell>
          <table:table-cell office:value-type="float" office:value="-0.0002399629" calcext:value-type="float">
            <text:p>-0.0002399629</text:p>
          </table:table-cell>
          <table:table-cell office:value-type="float" office:value="-0.001417996" calcext:value-type="float">
            <text:p>-0.001417996</text:p>
          </table:table-cell>
          <table:table-cell office:value-type="float" office:value="-0.9921416" calcext:value-type="float">
            <text:p>-0.9921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803" calcext:value-type="float">
            <text:p>0.023803</text:p>
          </table:table-cell>
          <table:table-cell table:number-columns-repeated="23"/>
        </table:table-row>
        <table:table-row table:style-name="ro1">
          <table:table-cell office:value-type="float" office:value="-18.05521" calcext:value-type="float">
            <text:p>-18.05521</text:p>
          </table:table-cell>
          <table:table-cell office:value-type="float" office:value="-3.692496" calcext:value-type="float">
            <text:p>-3.692496</text:p>
          </table:table-cell>
          <table:table-cell office:value-type="float" office:value="-0.0002399608" calcext:value-type="float">
            <text:p>-0.0002399608</text:p>
          </table:table-cell>
          <table:table-cell office:value-type="float" office:value="-0.0008840215" calcext:value-type="float">
            <text:p>-0.0008840215</text:p>
          </table:table-cell>
          <table:table-cell office:value-type="float" office:value="-1.08019" calcext:value-type="float">
            <text:p>-1.08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71417" calcext:value-type="float">
            <text:p>0.02371417</text:p>
          </table:table-cell>
          <table:table-cell table:number-columns-repeated="23"/>
        </table:table-row>
        <table:table-row table:style-name="ro1">
          <table:table-cell office:value-type="float" office:value="-18.78163" calcext:value-type="float">
            <text:p>-18.78163</text:p>
          </table:table-cell>
          <table:table-cell office:value-type="float" office:value="-0.6355621" calcext:value-type="float">
            <text:p>-0.6355621</text:p>
          </table:table-cell>
          <table:table-cell office:value-type="float" office:value="-0.0002399608" calcext:value-type="float">
            <text:p>-0.0002399608</text:p>
          </table:table-cell>
          <table:table-cell office:value-type="float" office:value="-0.0008352495" calcext:value-type="float">
            <text:p>-0.0008352495</text:p>
          </table:table-cell>
          <table:table-cell office:value-type="float" office:value="-0.6486265" calcext:value-type="float">
            <text:p>-0.64862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67853" calcext:value-type="float">
            <text:p>0.02367853</text:p>
          </table:table-cell>
          <table:table-cell table:number-columns-repeated="23"/>
        </table:table-row>
        <table:table-row table:style-name="ro1">
          <table:table-cell office:value-type="float" office:value="-15.635" calcext:value-type="float">
            <text:p>-15.635</text:p>
          </table:table-cell>
          <table:table-cell office:value-type="float" office:value="-7.760362" calcext:value-type="float">
            <text:p>-7.760362</text:p>
          </table:table-cell>
          <table:table-cell office:value-type="float" office:value="-1.087426" calcext:value-type="float">
            <text:p>-1.087426</text:p>
          </table:table-cell>
          <table:table-cell office:value-type="float" office:value="-0.5480159" calcext:value-type="float">
            <text:p>-0.5480159</text:p>
          </table:table-cell>
          <table:table-cell office:value-type="float" office:value="-1.117377" calcext:value-type="float">
            <text:p>-1.117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10072" calcext:value-type="float">
            <text:p>0.02310072</text:p>
          </table:table-cell>
          <table:table-cell table:number-columns-repeated="23"/>
        </table:table-row>
        <table:table-row table:style-name="ro1">
          <table:table-cell office:value-type="float" office:value="-18.3003" calcext:value-type="float">
            <text:p>-18.3003</text:p>
          </table:table-cell>
          <table:table-cell office:value-type="float" office:value="-2.656385" calcext:value-type="float">
            <text:p>-2.656385</text:p>
          </table:table-cell>
          <table:table-cell office:value-type="float" office:value="-0.0002399608" calcext:value-type="float">
            <text:p>-0.0002399608</text:p>
          </table:table-cell>
          <table:table-cell office:value-type="float" office:value="-0.0008874651" calcext:value-type="float">
            <text:p>-0.0008874651</text:p>
          </table:table-cell>
          <table:table-cell office:value-type="float" office:value="-0.93036" calcext:value-type="float">
            <text:p>-0.93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69079" calcext:value-type="float">
            <text:p>0.02269079</text:p>
          </table:table-cell>
          <table:table-cell table:number-columns-repeated="23"/>
        </table:table-row>
        <table:table-row table:style-name="ro1">
          <table:table-cell office:value-type="float" office:value="-15.19001" calcext:value-type="float">
            <text:p>-15.19001</text:p>
          </table:table-cell>
          <table:table-cell office:value-type="float" office:value="-9.403231" calcext:value-type="float">
            <text:p>-9.403231</text:p>
          </table:table-cell>
          <table:table-cell office:value-type="float" office:value="-1.092075" calcext:value-type="float">
            <text:p>-1.092075</text:p>
          </table:table-cell>
          <table:table-cell office:value-type="float" office:value="-0.8508597" calcext:value-type="float">
            <text:p>-0.8508597</text:p>
          </table:table-cell>
          <table:table-cell office:value-type="float" office:value="-1.06934" calcext:value-type="float">
            <text:p>-1.06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50147" calcext:value-type="float">
            <text:p>0.02250147</text:p>
          </table:table-cell>
          <table:table-cell table:number-columns-repeated="23"/>
        </table:table-row>
        <table:table-row table:style-name="ro1">
          <table:table-cell office:value-type="float" office:value="-16.13523" calcext:value-type="float">
            <text:p>-16.13523</text:p>
          </table:table-cell>
          <table:table-cell office:value-type="float" office:value="-7.329913" calcext:value-type="float">
            <text:p>-7.329913</text:p>
          </table:table-cell>
          <table:table-cell office:value-type="float" office:value="-1.078768" calcext:value-type="float">
            <text:p>-1.078768</text:p>
          </table:table-cell>
          <table:table-cell office:value-type="float" office:value="-0.0003892744" calcext:value-type="float">
            <text:p>-0.0003892744</text:p>
          </table:table-cell>
          <table:table-cell office:value-type="float" office:value="-1.068511" calcext:value-type="float">
            <text:p>-1.068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11084" calcext:value-type="float">
            <text:p>0.02211084</text:p>
          </table:table-cell>
          <table:table-cell table:number-columns-repeated="23"/>
        </table:table-row>
        <table:table-row table:style-name="ro1">
          <table:table-cell office:value-type="float" office:value="-15.46834" calcext:value-type="float">
            <text:p>-15.46834</text:p>
          </table:table-cell>
          <table:table-cell office:value-type="float" office:value="-8.264526" calcext:value-type="float">
            <text:p>-8.264526</text:p>
          </table:table-cell>
          <table:table-cell office:value-type="float" office:value="-1.084618" calcext:value-type="float">
            <text:p>-1.084618</text:p>
          </table:table-cell>
          <table:table-cell office:value-type="float" office:value="-0.7230293" calcext:value-type="float">
            <text:p>-0.7230293</text:p>
          </table:table-cell>
          <table:table-cell office:value-type="float" office:value="-1.039122" calcext:value-type="float">
            <text:p>-1.039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84184" calcext:value-type="float">
            <text:p>0.02184184</text:p>
          </table:table-cell>
          <table:table-cell table:number-columns-repeated="23"/>
        </table:table-row>
        <table:table-row table:style-name="ro1">
          <table:table-cell office:value-type="float" office:value="-19.0053" calcext:value-type="float">
            <text:p>-19.0053</text:p>
          </table:table-cell>
          <table:table-cell office:value-type="float" office:value="-0.06529504" calcext:value-type="float">
            <text:p>-0.06529504</text:p>
          </table:table-cell>
          <table:table-cell office:value-type="float" office:value="-0.00740517" calcext:value-type="float">
            <text:p>-0.00740517</text:p>
          </table:table-cell>
          <table:table-cell office:value-type="float" office:value="0.002495336" calcext:value-type="float">
            <text:p>0.002495336</text:p>
          </table:table-cell>
          <table:table-cell office:value-type="float" office:value="-0.5151913" calcext:value-type="float">
            <text:p>-0.5151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79995" calcext:value-type="float">
            <text:p>0.02179995</text:p>
          </table:table-cell>
          <table:table-cell table:number-columns-repeated="23"/>
        </table:table-row>
        <table:table-row table:style-name="ro1">
          <table:table-cell office:value-type="float" office:value="-16.00111" calcext:value-type="float">
            <text:p>-16.00111</text:p>
          </table:table-cell>
          <table:table-cell office:value-type="float" office:value="-7.642895" calcext:value-type="float">
            <text:p>-7.642895</text:p>
          </table:table-cell>
          <table:table-cell office:value-type="float" office:value="-1.11909" calcext:value-type="float">
            <text:p>-1.11909</text:p>
          </table:table-cell>
          <table:table-cell office:value-type="float" office:value="0.001778772" calcext:value-type="float">
            <text:p>0.001778772</text:p>
          </table:table-cell>
          <table:table-cell office:value-type="float" office:value="-1.111651" calcext:value-type="float">
            <text:p>-1.111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67813" calcext:value-type="float">
            <text:p>0.02167813</text:p>
          </table:table-cell>
          <table:table-cell table:number-columns-repeated="23"/>
        </table:table-row>
        <table:table-row table:style-name="ro1">
          <table:table-cell office:value-type="float" office:value="-18.69416" calcext:value-type="float">
            <text:p>-18.69416</text:p>
          </table:table-cell>
          <table:table-cell office:value-type="float" office:value="-0.8780074" calcext:value-type="float">
            <text:p>-0.8780074</text:p>
          </table:table-cell>
          <table:table-cell office:value-type="float" office:value="-0.6945815" calcext:value-type="float">
            <text:p>-0.6945815</text:p>
          </table:table-cell>
          <table:table-cell office:value-type="float" office:value="0.002225321" calcext:value-type="float">
            <text:p>0.002225321</text:p>
          </table:table-cell>
          <table:table-cell office:value-type="float" office:value="-0.003825053" calcext:value-type="float">
            <text:p>-0.003825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46921" calcext:value-type="float">
            <text:p>0.02146921</text:p>
          </table:table-cell>
          <table:table-cell table:number-columns-repeated="23"/>
        </table:table-row>
        <table:table-row table:style-name="ro1">
          <table:table-cell office:value-type="float" office:value="-18.14187" calcext:value-type="float">
            <text:p>-18.14187</text:p>
          </table:table-cell>
          <table:table-cell office:value-type="float" office:value="-3.377298" calcext:value-type="float">
            <text:p>-3.377298</text:p>
          </table:table-cell>
          <table:table-cell office:value-type="float" office:value="-1.025614" calcext:value-type="float">
            <text:p>-1.025614</text:p>
          </table:table-cell>
          <table:table-cell office:value-type="float" office:value="-0.0008573836" calcext:value-type="float">
            <text:p>-0.0008573836</text:p>
          </table:table-cell>
          <table:table-cell office:value-type="float" office:value="-0.00158746" calcext:value-type="float">
            <text:p>-0.00158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39625" calcext:value-type="float">
            <text:p>0.02139625</text:p>
          </table:table-cell>
          <table:table-cell table:number-columns-repeated="23"/>
        </table:table-row>
        <table:table-row table:style-name="ro1">
          <table:table-cell office:value-type="float" office:value="-14.77978" calcext:value-type="float">
            <text:p>-14.77978</text:p>
          </table:table-cell>
          <table:table-cell office:value-type="float" office:value="-10.96764" calcext:value-type="float">
            <text:p>-10.96764</text:p>
          </table:table-cell>
          <table:table-cell office:value-type="float" office:value="-1.09178" calcext:value-type="float">
            <text:p>-1.09178</text:p>
          </table:table-cell>
          <table:table-cell office:value-type="float" office:value="-1.060246" calcext:value-type="float">
            <text:p>-1.060246</text:p>
          </table:table-cell>
          <table:table-cell office:value-type="float" office:value="-1.065122" calcext:value-type="float">
            <text:p>-1.065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01819" calcext:value-type="float">
            <text:p>0.02101819</text:p>
          </table:table-cell>
          <table:table-cell table:number-columns-repeated="23"/>
        </table:table-row>
        <table:table-row table:style-name="ro1">
          <table:table-cell office:value-type="float" office:value="-18.47344" calcext:value-type="float">
            <text:p>-18.47344</text:p>
          </table:table-cell>
          <table:table-cell office:value-type="float" office:value="-1.80467" calcext:value-type="float">
            <text:p>-1.80467</text:p>
          </table:table-cell>
          <table:table-cell office:value-type="float" office:value="-0.0002498345" calcext:value-type="float">
            <text:p>-0.0002498345</text:p>
          </table:table-cell>
          <table:table-cell office:value-type="float" office:value="0.001900016" calcext:value-type="float">
            <text:p>0.001900016</text:p>
          </table:table-cell>
          <table:table-cell office:value-type="float" office:value="-0.8259785" calcext:value-type="float">
            <text:p>-0.8259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58176" calcext:value-type="float">
            <text:p>0.02058176</text:p>
          </table:table-cell>
          <table:table-cell table:number-columns-repeated="23"/>
        </table:table-row>
        <table:table-row table:style-name="ro1">
          <table:table-cell office:value-type="float" office:value="-16.66966" calcext:value-type="float">
            <text:p>-16.66966</text:p>
          </table:table-cell>
          <table:table-cell office:value-type="float" office:value="-4.995143" calcext:value-type="float">
            <text:p>-4.995143</text:p>
          </table:table-cell>
          <table:table-cell office:value-type="float" office:value="-0.9136256" calcext:value-type="float">
            <text:p>-0.9136256</text:p>
          </table:table-cell>
          <table:table-cell office:value-type="float" office:value="-0.00112476" calcext:value-type="float">
            <text:p>-0.00112476</text:p>
          </table:table-cell>
          <table:table-cell office:value-type="float" office:value="-0.9077948" calcext:value-type="float">
            <text:p>-0.90779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55566" calcext:value-type="float">
            <text:p>0.02055566</text:p>
          </table:table-cell>
          <table:table-cell table:number-columns-repeated="23"/>
        </table:table-row>
        <table:table-row table:style-name="ro1">
          <table:table-cell office:value-type="float" office:value="-18.44597" calcext:value-type="float">
            <text:p>-18.44597</text:p>
          </table:table-cell>
          <table:table-cell office:value-type="float" office:value="-1.931226" calcext:value-type="float">
            <text:p>-1.931226</text:p>
          </table:table-cell>
          <table:table-cell office:value-type="float" office:value="-0.0002394326" calcext:value-type="float">
            <text:p>-0.0002394326</text:p>
          </table:table-cell>
          <table:table-cell office:value-type="float" office:value="0.002037427" calcext:value-type="float">
            <text:p>0.002037427</text:p>
          </table:table-cell>
          <table:table-cell office:value-type="float" office:value="-0.8420491" calcext:value-type="float">
            <text:p>-0.8420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16211" calcext:value-type="float">
            <text:p>0.02016211</text:p>
          </table:table-cell>
          <table:table-cell table:number-columns-repeated="23"/>
        </table:table-row>
        <table:table-row table:style-name="ro1">
          <table:table-cell office:value-type="float" office:value="-16.50925" calcext:value-type="float">
            <text:p>-16.50925</text:p>
          </table:table-cell>
          <table:table-cell office:value-type="float" office:value="-5.728552" calcext:value-type="float">
            <text:p>-5.728552</text:p>
          </table:table-cell>
          <table:table-cell office:value-type="float" office:value="-0.8946096" calcext:value-type="float">
            <text:p>-0.8946096</text:p>
          </table:table-cell>
          <table:table-cell office:value-type="float" office:value="0.005845938" calcext:value-type="float">
            <text:p>0.005845938</text:p>
          </table:table-cell>
          <table:table-cell office:value-type="float" office:value="-1.02431" calcext:value-type="float">
            <text:p>-1.02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75998" calcext:value-type="float">
            <text:p>0.01975998</text:p>
          </table:table-cell>
          <table:table-cell table:number-columns-repeated="23"/>
        </table:table-row>
        <table:table-row table:style-name="ro1">
          <table:table-cell office:value-type="float" office:value="-16.57483" calcext:value-type="float">
            <text:p>-16.57483</text:p>
          </table:table-cell>
          <table:table-cell office:value-type="float" office:value="-5.440764" calcext:value-type="float">
            <text:p>-5.440764</text:p>
          </table:table-cell>
          <table:table-cell office:value-type="float" office:value="-1.003518" calcext:value-type="float">
            <text:p>-1.003518</text:p>
          </table:table-cell>
          <table:table-cell office:value-type="float" office:value="-0.00112476" calcext:value-type="float">
            <text:p>-0.00112476</text:p>
          </table:table-cell>
          <table:table-cell office:value-type="float" office:value="-0.8757677" calcext:value-type="float">
            <text:p>-0.8757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56758" calcext:value-type="float">
            <text:p>0.01956758</text:p>
          </table:table-cell>
          <table:table-cell table:number-columns-repeated="23"/>
        </table:table-row>
        <table:table-row table:style-name="ro1">
          <table:table-cell office:value-type="float" office:value="-15.42122" calcext:value-type="float">
            <text:p>-15.42122</text:p>
          </table:table-cell>
          <table:table-cell office:value-type="float" office:value="-8.465848" calcext:value-type="float">
            <text:p>-8.465848</text:p>
          </table:table-cell>
          <table:table-cell office:value-type="float" office:value="-1.088647" calcext:value-type="float">
            <text:p>-1.088647</text:p>
          </table:table-cell>
          <table:table-cell office:value-type="float" office:value="-0.7243212" calcext:value-type="float">
            <text:p>-0.7243212</text:p>
          </table:table-cell>
          <table:table-cell office:value-type="float" office:value="-1.070228" calcext:value-type="float">
            <text:p>-1.070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49576" calcext:value-type="float">
            <text:p>0.01949576</text:p>
          </table:table-cell>
          <table:table-cell table:number-columns-repeated="23"/>
        </table:table-row>
        <table:table-row table:style-name="ro1">
          <table:table-cell office:value-type="float" office:value="-14.4943" calcext:value-type="float">
            <text:p>-14.4943</text:p>
          </table:table-cell>
          <table:table-cell office:value-type="float" office:value="-11.56265" calcext:value-type="float">
            <text:p>-11.56265</text:p>
          </table:table-cell>
          <table:table-cell office:value-type="float" office:value="-1.164324" calcext:value-type="float">
            <text:p>-1.164324</text:p>
          </table:table-cell>
          <table:table-cell office:value-type="float" office:value="-1.113292" calcext:value-type="float">
            <text:p>-1.113292</text:p>
          </table:table-cell>
          <table:table-cell office:value-type="float" office:value="-1.16145" calcext:value-type="float">
            <text:p>-1.16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25553" calcext:value-type="float">
            <text:p>0.01925553</text:p>
          </table:table-cell>
          <table:table-cell table:number-columns-repeated="23"/>
        </table:table-row>
        <table:table-row table:style-name="ro1">
          <table:table-cell office:value-type="float" office:value="-15.35889" calcext:value-type="float">
            <text:p>-15.35889</text:p>
          </table:table-cell>
          <table:table-cell office:value-type="float" office:value="-8.709945" calcext:value-type="float">
            <text:p>-8.709945</text:p>
          </table:table-cell>
          <table:table-cell office:value-type="float" office:value="-1.058579" calcext:value-type="float">
            <text:p>-1.058579</text:p>
          </table:table-cell>
          <table:table-cell office:value-type="float" office:value="-0.7791671" calcext:value-type="float">
            <text:p>-0.7791671</text:p>
          </table:table-cell>
          <table:table-cell office:value-type="float" office:value="-1.072887" calcext:value-type="float">
            <text:p>-1.072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07662" calcext:value-type="float">
            <text:p>0.01907662</text:p>
          </table:table-cell>
          <table:table-cell table:number-columns-repeated="23"/>
        </table:table-row>
        <table:table-row table:style-name="ro1">
          <table:table-cell office:value-type="float" office:value="-16.27297" calcext:value-type="float">
            <text:p>-16.27297</text:p>
          </table:table-cell>
          <table:table-cell office:value-type="float" office:value="-6.742494" calcext:value-type="float">
            <text:p>-6.742494</text:p>
          </table:table-cell>
          <table:table-cell office:value-type="float" office:value="-1.089183" calcext:value-type="float">
            <text:p>-1.089183</text:p>
          </table:table-cell>
          <table:table-cell office:value-type="float" office:value="0.0006812208" calcext:value-type="float">
            <text:p>0.0006812208</text:p>
          </table:table-cell>
          <table:table-cell office:value-type="float" office:value="-0.9737522" calcext:value-type="float">
            <text:p>-0.9737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02102" calcext:value-type="float">
            <text:p>0.01902102</text:p>
          </table:table-cell>
          <table:table-cell table:number-columns-repeated="23"/>
        </table:table-row>
        <table:table-row table:style-name="ro1">
          <table:table-cell office:value-type="float" office:value="-14.59087" calcext:value-type="float">
            <text:p>-14.59087</text:p>
          </table:table-cell>
          <table:table-cell office:value-type="float" office:value="-11.48818" calcext:value-type="float">
            <text:p>-11.48818</text:p>
          </table:table-cell>
          <table:table-cell office:value-type="float" office:value="-1.132793" calcext:value-type="float">
            <text:p>-1.132793</text:p>
          </table:table-cell>
          <table:table-cell office:value-type="float" office:value="-1.097975" calcext:value-type="float">
            <text:p>-1.097975</text:p>
          </table:table-cell>
          <table:table-cell office:value-type="float" office:value="-1.130283" calcext:value-type="float">
            <text:p>-1.130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73972" calcext:value-type="float">
            <text:p>0.01873972</text:p>
          </table:table-cell>
          <table:table-cell table:number-columns-repeated="23"/>
        </table:table-row>
        <table:table-row table:style-name="ro1">
          <table:table-cell office:value-type="float" office:value="-15.16424" calcext:value-type="float">
            <text:p>-15.16424</text:p>
          </table:table-cell>
          <table:table-cell office:value-type="float" office:value="-9.501567" calcext:value-type="float">
            <text:p>-9.501567</text:p>
          </table:table-cell>
          <table:table-cell office:value-type="float" office:value="-1.092126" calcext:value-type="float">
            <text:p>-1.092126</text:p>
          </table:table-cell>
          <table:table-cell office:value-type="float" office:value="-0.8508597" calcext:value-type="float">
            <text:p>-0.8508597</text:p>
          </table:table-cell>
          <table:table-cell office:value-type="float" office:value="-1.090886" calcext:value-type="float">
            <text:p>-1.0908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68546" calcext:value-type="float">
            <text:p>0.01868546</text:p>
          </table:table-cell>
          <table:table-cell table:number-columns-repeated="23"/>
        </table:table-row>
        <table:table-row table:style-name="ro1">
          <table:table-cell office:value-type="float" office:value="-14.99602" calcext:value-type="float">
            <text:p>-14.99602</text:p>
          </table:table-cell>
          <table:table-cell office:value-type="float" office:value="-10.21991" calcext:value-type="float">
            <text:p>-10.21991</text:p>
          </table:table-cell>
          <table:table-cell office:value-type="float" office:value="-1.099205" calcext:value-type="float">
            <text:p>-1.099205</text:p>
          </table:table-cell>
          <table:table-cell office:value-type="float" office:value="-0.9411708" calcext:value-type="float">
            <text:p>-0.9411708</text:p>
          </table:table-cell>
          <table:table-cell office:value-type="float" office:value="-1.0798" calcext:value-type="float">
            <text:p>-1.07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6998" calcext:value-type="float">
            <text:p>0.01856998</text:p>
          </table:table-cell>
          <table:table-cell table:number-columns-repeated="23"/>
        </table:table-row>
        <table:table-row table:style-name="ro1">
          <table:table-cell office:value-type="float" office:value="-15.6286" calcext:value-type="float">
            <text:p>-15.6286</text:p>
          </table:table-cell>
          <table:table-cell office:value-type="float" office:value="-7.778183" calcext:value-type="float">
            <text:p>-7.778183</text:p>
          </table:table-cell>
          <table:table-cell office:value-type="float" office:value="-1.090078" calcext:value-type="float">
            <text:p>-1.090078</text:p>
          </table:table-cell>
          <table:table-cell office:value-type="float" office:value="-0.549947" calcext:value-type="float">
            <text:p>-0.549947</text:p>
          </table:table-cell>
          <table:table-cell office:value-type="float" office:value="-1.117377" calcext:value-type="float">
            <text:p>-1.117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4519" calcext:value-type="float">
            <text:p>0.01854519</text:p>
          </table:table-cell>
          <table:table-cell table:number-columns-repeated="23"/>
        </table:table-row>
        <table:table-row table:style-name="ro1">
          <table:table-cell office:value-type="float" office:value="-15.10977" calcext:value-type="float">
            <text:p>-15.10977</text:p>
          </table:table-cell>
          <table:table-cell office:value-type="float" office:value="-9.735424" calcext:value-type="float">
            <text:p>-9.735424</text:p>
          </table:table-cell>
          <table:table-cell office:value-type="float" office:value="-1.099857" calcext:value-type="float">
            <text:p>-1.099857</text:p>
          </table:table-cell>
          <table:table-cell office:value-type="float" office:value="-0.8822368" calcext:value-type="float">
            <text:p>-0.8822368</text:p>
          </table:table-cell>
          <table:table-cell office:value-type="float" office:value="-1.079231" calcext:value-type="float">
            <text:p>-1.07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4267" calcext:value-type="float">
            <text:p>0.0184267</text:p>
          </table:table-cell>
          <table:table-cell table:number-columns-repeated="23"/>
        </table:table-row>
        <table:table-row table:style-name="ro1">
          <table:table-cell office:value-type="float" office:value="-18.75231" calcext:value-type="float">
            <text:p>-18.75231</text:p>
          </table:table-cell>
          <table:table-cell office:value-type="float" office:value="-0.7134869" calcext:value-type="float">
            <text:p>-0.7134869</text:p>
          </table:table-cell>
          <table:table-cell office:value-type="float" office:value="-0.0002394326" calcext:value-type="float">
            <text:p>-0.0002394326</text:p>
          </table:table-cell>
          <table:table-cell office:value-type="float" office:value="0.002086199" calcext:value-type="float">
            <text:p>0.002086199</text:p>
          </table:table-cell>
          <table:table-cell office:value-type="float" office:value="-0.6639335" calcext:value-type="float">
            <text:p>-0.6639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29824" calcext:value-type="float">
            <text:p>0.01829824</text:p>
          </table:table-cell>
          <table:table-cell table:number-columns-repeated="23"/>
        </table:table-row>
        <table:table-row table:style-name="ro1">
          <table:table-cell office:value-type="float" office:value="-14.62098" calcext:value-type="float">
            <text:p>-14.62098</text:p>
          </table:table-cell>
          <table:table-cell office:value-type="float" office:value="-11.39242" calcext:value-type="float">
            <text:p>-11.39242</text:p>
          </table:table-cell>
          <table:table-cell office:value-type="float" office:value="-1.090516" calcext:value-type="float">
            <text:p>-1.090516</text:p>
          </table:table-cell>
          <table:table-cell office:value-type="float" office:value="-1.104459" calcext:value-type="float">
            <text:p>-1.104459</text:p>
          </table:table-cell>
          <table:table-cell office:value-type="float" office:value="-1.130802" calcext:value-type="float">
            <text:p>-1.130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58347" calcext:value-type="float">
            <text:p>0.01758347</text:p>
          </table:table-cell>
          <table:table-cell table:number-columns-repeated="23"/>
        </table:table-row>
        <table:table-row table:style-name="ro1">
          <table:table-cell office:value-type="float" office:value="-16.58084" calcext:value-type="float">
            <text:p>-16.58084</text:p>
          </table:table-cell>
          <table:table-cell office:value-type="float" office:value="-5.423097" calcext:value-type="float">
            <text:p>-5.423097</text:p>
          </table:table-cell>
          <table:table-cell office:value-type="float" office:value="-0.9793621" calcext:value-type="float">
            <text:p>-0.9793621</text:p>
          </table:table-cell>
          <table:table-cell office:value-type="float" office:value="-0.001806084" calcext:value-type="float">
            <text:p>-0.001806084</text:p>
          </table:table-cell>
          <table:table-cell office:value-type="float" office:value="-0.8958266" calcext:value-type="float">
            <text:p>-0.8958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472" calcext:value-type="float">
            <text:p>0.0172472</text:p>
          </table:table-cell>
          <table:table-cell table:number-columns-repeated="23"/>
        </table:table-row>
        <table:table-row table:style-name="ro1">
          <table:table-cell office:value-type="float" office:value="-17.95274" calcext:value-type="float">
            <text:p>-17.95274</text:p>
          </table:table-cell>
          <table:table-cell office:value-type="float" office:value="-3.869731" calcext:value-type="float">
            <text:p>-3.869731</text:p>
          </table:table-cell>
          <table:table-cell office:value-type="float" office:value="-0.0002399608" calcext:value-type="float">
            <text:p>-0.0002399608</text:p>
          </table:table-cell>
          <table:table-cell office:value-type="float" office:value="-0.0004905414" calcext:value-type="float">
            <text:p>-0.0004905414</text:p>
          </table:table-cell>
          <table:table-cell office:value-type="float" office:value="-1.144657" calcext:value-type="float">
            <text:p>-1.144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96747" calcext:value-type="float">
            <text:p>0.01696747</text:p>
          </table:table-cell>
          <table:table-cell table:number-columns-repeated="23"/>
        </table:table-row>
        <table:table-row table:style-name="ro1">
          <table:table-cell office:value-type="float" office:value="-16.93425" calcext:value-type="float">
            <text:p>-16.93425</text:p>
          </table:table-cell>
          <table:table-cell office:value-type="float" office:value="-4.017962" calcext:value-type="float">
            <text:p>-4.017962</text:p>
          </table:table-cell>
          <table:table-cell office:value-type="float" office:value="-0.5366276" calcext:value-type="float">
            <text:p>-0.5366276</text:p>
          </table:table-cell>
          <table:table-cell office:value-type="float" office:value="0.006485353" calcext:value-type="float">
            <text:p>0.006485353</text:p>
          </table:table-cell>
          <table:table-cell office:value-type="float" office:value="-1.145795" calcext:value-type="float">
            <text:p>-1.1457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70916" calcext:value-type="float">
            <text:p>0.01670916</text:p>
          </table:table-cell>
          <table:table-cell table:number-columns-repeated="23"/>
        </table:table-row>
        <table:table-row table:style-name="ro1">
          <table:table-cell office:value-type="float" office:value="-18.32818" calcext:value-type="float">
            <text:p>-18.32818</text:p>
          </table:table-cell>
          <table:table-cell office:value-type="float" office:value="-2.518706" calcext:value-type="float">
            <text:p>-2.518706</text:p>
          </table:table-cell>
          <table:table-cell office:value-type="float" office:value="-0.0002399608" calcext:value-type="float">
            <text:p>-0.0002399608</text:p>
          </table:table-cell>
          <table:table-cell office:value-type="float" office:value="-0.0008840215" calcext:value-type="float">
            <text:p>-0.0008840215</text:p>
          </table:table-cell>
          <table:table-cell office:value-type="float" office:value="-0.9136009" calcext:value-type="float">
            <text:p>-0.9136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56016" calcext:value-type="float">
            <text:p>0.01656016</text:p>
          </table:table-cell>
          <table:table-cell table:number-columns-repeated="23"/>
        </table:table-row>
        <table:table-row table:style-name="ro1">
          <table:table-cell office:value-type="float" office:value="-18.66027" calcext:value-type="float">
            <text:p>-18.66027</text:p>
          </table:table-cell>
          <table:table-cell office:value-type="float" office:value="-1.020219" calcext:value-type="float">
            <text:p>-1.020219</text:p>
          </table:table-cell>
          <table:table-cell office:value-type="float" office:value="-0.002495762" calcext:value-type="float">
            <text:p>-0.002495762</text:p>
          </table:table-cell>
          <table:table-cell office:value-type="float" office:value="-0.0004532397" calcext:value-type="float">
            <text:p>-0.0004532397</text:p>
          </table:table-cell>
          <table:table-cell office:value-type="float" office:value="-0.7162704" calcext:value-type="float">
            <text:p>-0.7162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8326" calcext:value-type="float">
            <text:p>0.01648326</text:p>
          </table:table-cell>
          <table:table-cell table:number-columns-repeated="23"/>
        </table:table-row>
        <table:table-row table:style-name="ro1">
          <table:table-cell office:value-type="float" office:value="-16.0793" calcext:value-type="float">
            <text:p>-16.0793</text:p>
          </table:table-cell>
          <table:table-cell office:value-type="float" office:value="-7.429992" calcext:value-type="float">
            <text:p>-7.429992</text:p>
          </table:table-cell>
          <table:table-cell office:value-type="float" office:value="-1.121636" calcext:value-type="float">
            <text:p>-1.121636</text:p>
          </table:table-cell>
          <table:table-cell office:value-type="float" office:value="0.002825974" calcext:value-type="float">
            <text:p>0.002825974</text:p>
          </table:table-cell>
          <table:table-cell office:value-type="float" office:value="-1.060537" calcext:value-type="float">
            <text:p>-1.060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20948" calcext:value-type="float">
            <text:p>0.01620948</text:p>
          </table:table-cell>
          <table:table-cell table:number-columns-repeated="23"/>
        </table:table-row>
        <table:table-row table:style-name="ro1">
          <table:table-cell office:value-type="float" office:value="-16.23197" calcext:value-type="float">
            <text:p>-16.23197</text:p>
          </table:table-cell>
          <table:table-cell office:value-type="float" office:value="-6.932156" calcext:value-type="float">
            <text:p>-6.932156</text:p>
          </table:table-cell>
          <table:table-cell office:value-type="float" office:value="-1.01295" calcext:value-type="float">
            <text:p>-1.01295</text:p>
          </table:table-cell>
          <table:table-cell office:value-type="float" office:value="-0.01697959" calcext:value-type="float">
            <text:p>-0.01697959</text:p>
          </table:table-cell>
          <table:table-cell office:value-type="float" office:value="-1.074456" calcext:value-type="float">
            <text:p>-1.074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6826" calcext:value-type="float">
            <text:p>0.01616826</text:p>
          </table:table-cell>
          <table:table-cell table:number-columns-repeated="23"/>
        </table:table-row>
        <table:table-row table:style-name="ro1">
          <table:table-cell office:value-type="float" office:value="-16.90358" calcext:value-type="float">
            <text:p>-16.90358</text:p>
          </table:table-cell>
          <table:table-cell office:value-type="float" office:value="-4.129275" calcext:value-type="float">
            <text:p>-4.129275</text:p>
          </table:table-cell>
          <table:table-cell office:value-type="float" office:value="-0.6415435" calcext:value-type="float">
            <text:p>-0.6415435</text:p>
          </table:table-cell>
          <table:table-cell office:value-type="float" office:value="0.002039738" calcext:value-type="float">
            <text:p>0.002039738</text:p>
          </table:table-cell>
          <table:table-cell office:value-type="float" office:value="-1.048811" calcext:value-type="float">
            <text:p>-1.048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3462" calcext:value-type="float">
            <text:p>0.01613462</text:p>
          </table:table-cell>
          <table:table-cell table:number-columns-repeated="23"/>
        </table:table-row>
        <table:table-row table:style-name="ro1">
          <table:table-cell office:value-type="float" office:value="-15.39605" calcext:value-type="float">
            <text:p>-15.39605</text:p>
          </table:table-cell>
          <table:table-cell office:value-type="float" office:value="-8.566829" calcext:value-type="float">
            <text:p>-8.566829</text:p>
          </table:table-cell>
          <table:table-cell office:value-type="float" office:value="-1.078068" calcext:value-type="float">
            <text:p>-1.078068</text:p>
          </table:table-cell>
          <table:table-cell office:value-type="float" office:value="-0.7435078" calcext:value-type="float">
            <text:p>-0.7435078</text:p>
          </table:table-cell>
          <table:table-cell office:value-type="float" office:value="-1.074456" calcext:value-type="float">
            <text:p>-1.074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09944" calcext:value-type="float">
            <text:p>0.01609944</text:p>
          </table:table-cell>
          <table:table-cell table:number-columns-repeated="23"/>
        </table:table-row>
        <table:table-row table:style-name="ro1">
          <table:table-cell office:value-type="float" office:value="-16.63407" calcext:value-type="float">
            <text:p>-16.63407</text:p>
          </table:table-cell>
          <table:table-cell office:value-type="float" office:value="-5.163396" calcext:value-type="float">
            <text:p>-5.163396</text:p>
          </table:table-cell>
          <table:table-cell office:value-type="float" office:value="-0.9957478" calcext:value-type="float">
            <text:p>-0.9957478</text:p>
          </table:table-cell>
          <table:table-cell office:value-type="float" office:value="0.0001548181" calcext:value-type="float">
            <text:p>0.0001548181</text:p>
          </table:table-cell>
          <table:table-cell office:value-type="float" office:value="-0.848137" calcext:value-type="float">
            <text:p>-0.848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94632" calcext:value-type="float">
            <text:p>0.01594632</text:p>
          </table:table-cell>
          <table:table-cell table:number-columns-repeated="23"/>
        </table:table-row>
        <table:table-row table:style-name="ro1">
          <table:table-cell office:value-type="float" office:value="-16.46134" calcext:value-type="float">
            <text:p>-16.46134</text:p>
          </table:table-cell>
          <table:table-cell office:value-type="float" office:value="-5.963206" calcext:value-type="float">
            <text:p>-5.963206</text:p>
          </table:table-cell>
          <table:table-cell office:value-type="float" office:value="-1.033884" calcext:value-type="float">
            <text:p>-1.033884</text:p>
          </table:table-cell>
          <table:table-cell office:value-type="float" office:value="-0.001114716" calcext:value-type="float">
            <text:p>-0.001114716</text:p>
          </table:table-cell>
          <table:table-cell office:value-type="float" office:value="-0.9140083" calcext:value-type="float">
            <text:p>-0.9140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80854" calcext:value-type="float">
            <text:p>0.01580854</text:p>
          </table:table-cell>
          <table:table-cell table:number-columns-repeated="23"/>
        </table:table-row>
        <table:table-row table:style-name="ro1">
          <table:table-cell office:value-type="float" office:value="-15.00857" calcext:value-type="float">
            <text:p>-15.00857</text:p>
          </table:table-cell>
          <table:table-cell office:value-type="float" office:value="-10.167" calcext:value-type="float">
            <text:p>-10.167</text:p>
          </table:table-cell>
          <table:table-cell office:value-type="float" office:value="-1.099857" calcext:value-type="float">
            <text:p>-1.099857</text:p>
          </table:table-cell>
          <table:table-cell office:value-type="float" office:value="-0.9347099" calcext:value-type="float">
            <text:p>-0.9347099</text:p>
          </table:table-cell>
          <table:table-cell office:value-type="float" office:value="-1.079231" calcext:value-type="float">
            <text:p>-1.07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43766" calcext:value-type="float">
            <text:p>0.01543766</text:p>
          </table:table-cell>
          <table:table-cell table:number-columns-repeated="23"/>
        </table:table-row>
        <table:table-row table:style-name="ro1">
          <table:table-cell office:value-type="float" office:value="-15.28607" calcext:value-type="float">
            <text:p>-15.28607</text:p>
          </table:table-cell>
          <table:table-cell office:value-type="float" office:value="-8.933363" calcext:value-type="float">
            <text:p>-8.933363</text:p>
          </table:table-cell>
          <table:table-cell office:value-type="float" office:value="-1.117152" calcext:value-type="float">
            <text:p>-1.117152</text:p>
          </table:table-cell>
          <table:table-cell office:value-type="float" office:value="-0.762487" calcext:value-type="float">
            <text:p>-0.762487</text:p>
          </table:table-cell>
          <table:table-cell office:value-type="float" office:value="-1.096262" calcext:value-type="float">
            <text:p>-1.096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34394" calcext:value-type="float">
            <text:p>0.01534394</text:p>
          </table:table-cell>
          <table:table-cell table:number-columns-repeated="23"/>
        </table:table-row>
        <table:table-row table:style-name="ro1">
          <table:table-cell office:value-type="float" office:value="-16.35859" calcext:value-type="float">
            <text:p>-16.35859</text:p>
          </table:table-cell>
          <table:table-cell office:value-type="float" office:value="-6.445804" calcext:value-type="float">
            <text:p>-6.445804</text:p>
          </table:table-cell>
          <table:table-cell office:value-type="float" office:value="-1.033884" calcext:value-type="float">
            <text:p>-1.033884</text:p>
          </table:table-cell>
          <table:table-cell office:value-type="float" office:value="0.008162468" calcext:value-type="float">
            <text:p>0.008162468</text:p>
          </table:table-cell>
          <table:table-cell office:value-type="float" office:value="-0.9760077" calcext:value-type="float">
            <text:p>-0.9760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31972" calcext:value-type="float">
            <text:p>0.01531972</text:p>
          </table:table-cell>
          <table:table-cell table:number-columns-repeated="23"/>
        </table:table-row>
        <table:table-row table:style-name="ro1">
          <table:table-cell office:value-type="float" office:value="-16.84139" calcext:value-type="float">
            <text:p>-16.84139</text:p>
          </table:table-cell>
          <table:table-cell office:value-type="float" office:value="-4.198629" calcext:value-type="float">
            <text:p>-4.198629</text:p>
          </table:table-cell>
          <table:table-cell office:value-type="float" office:value="-0.9392068" calcext:value-type="float">
            <text:p>-0.9392068</text:p>
          </table:table-cell>
          <table:table-cell office:value-type="float" office:value="0.00196854" calcext:value-type="float">
            <text:p>0.00196854</text:p>
          </table:table-cell>
          <table:table-cell office:value-type="float" office:value="-0.7809666" calcext:value-type="float">
            <text:p>-0.7809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091" calcext:value-type="float">
            <text:p>0.0152091</text:p>
          </table:table-cell>
          <table:table-cell table:number-columns-repeated="23"/>
        </table:table-row>
        <table:table-row table:style-name="ro1">
          <table:table-cell office:value-type="float" office:value="-18.25353" calcext:value-type="float">
            <text:p>-18.25353</text:p>
          </table:table-cell>
          <table:table-cell office:value-type="float" office:value="-2.890537" calcext:value-type="float">
            <text:p>-2.890537</text:p>
          </table:table-cell>
          <table:table-cell office:value-type="float" office:value="-0.0002399608" calcext:value-type="float">
            <text:p>-0.0002399608</text:p>
          </table:table-cell>
          <table:table-cell office:value-type="float" office:value="-0.0004336886" calcext:value-type="float">
            <text:p>-0.0004336886</text:p>
          </table:table-cell>
          <table:table-cell office:value-type="float" office:value="-0.9591175" calcext:value-type="float">
            <text:p>-0.9591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12142" calcext:value-type="float">
            <text:p>0.01512142</text:p>
          </table:table-cell>
          <table:table-cell table:number-columns-repeated="23"/>
        </table:table-row>
        <table:table-row table:style-name="ro1">
          <table:table-cell office:value-type="float" office:value="-18.16169" calcext:value-type="float">
            <text:p>-18.16169</text:p>
          </table:table-cell>
          <table:table-cell office:value-type="float" office:value="-3.2521" calcext:value-type="float">
            <text:p>-3.2521</text:p>
          </table:table-cell>
          <table:table-cell office:value-type="float" office:value="-1.008714" calcext:value-type="float">
            <text:p>-1.008714</text:p>
          </table:table-cell>
          <table:table-cell office:value-type="float" office:value="-0.0004536756" calcext:value-type="float">
            <text:p>-0.0004536756</text:p>
          </table:table-cell>
          <table:table-cell office:value-type="float" office:value="0.00566521" calcext:value-type="float">
            <text:p>0.00566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6652" calcext:value-type="float">
            <text:p>0.01506652</text:p>
          </table:table-cell>
          <table:table-cell table:number-columns-repeated="23"/>
        </table:table-row>
        <table:table-row table:style-name="ro1">
          <table:table-cell office:value-type="float" office:value="-18.25353" calcext:value-type="float">
            <text:p>-18.25353</text:p>
          </table:table-cell>
          <table:table-cell office:value-type="float" office:value="-2.890537" calcext:value-type="float">
            <text:p>-2.890537</text:p>
          </table:table-cell>
          <table:table-cell office:value-type="float" office:value="-0.0002399608" calcext:value-type="float">
            <text:p>-0.0002399608</text:p>
          </table:table-cell>
          <table:table-cell office:value-type="float" office:value="-0.0004336886" calcext:value-type="float">
            <text:p>-0.0004336886</text:p>
          </table:table-cell>
          <table:table-cell office:value-type="float" office:value="-0.9591175" calcext:value-type="float">
            <text:p>-0.9591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4318" calcext:value-type="float">
            <text:p>0.01504318</text:p>
          </table:table-cell>
          <table:table-cell table:number-columns-repeated="23"/>
        </table:table-row>
        <table:table-row table:style-name="ro1">
          <table:table-cell office:value-type="float" office:value="-15.2499" calcext:value-type="float">
            <text:p>-15.2499</text:p>
          </table:table-cell>
          <table:table-cell office:value-type="float" office:value="-9.157326" calcext:value-type="float">
            <text:p>-9.157326</text:p>
          </table:table-cell>
          <table:table-cell office:value-type="float" office:value="-1.082949" calcext:value-type="float">
            <text:p>-1.082949</text:p>
          </table:table-cell>
          <table:table-cell office:value-type="float" office:value="-0.8240963" calcext:value-type="float">
            <text:p>-0.8240963</text:p>
          </table:table-cell>
          <table:table-cell office:value-type="float" office:value="-1.070228" calcext:value-type="float">
            <text:p>-1.070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1481" calcext:value-type="float">
            <text:p>0.01501481</text:p>
          </table:table-cell>
          <table:table-cell table:number-columns-repeated="23"/>
        </table:table-row>
        <table:table-row table:style-name="ro1">
          <table:table-cell office:value-type="float" office:value="-15.11472" calcext:value-type="float">
            <text:p>-15.11472</text:p>
          </table:table-cell>
          <table:table-cell office:value-type="float" office:value="-9.680329" calcext:value-type="float">
            <text:p>-9.680329</text:p>
          </table:table-cell>
          <table:table-cell office:value-type="float" office:value="-1.087443" calcext:value-type="float">
            <text:p>-1.087443</text:p>
          </table:table-cell>
          <table:table-cell office:value-type="float" office:value="-0.9196414" calcext:value-type="float">
            <text:p>-0.9196414</text:p>
          </table:table-cell>
          <table:table-cell office:value-type="float" office:value="-1.02431" calcext:value-type="float">
            <text:p>-1.02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5014" calcext:value-type="float">
            <text:p>0.01495014</text:p>
          </table:table-cell>
          <table:table-cell table:number-columns-repeated="23"/>
        </table:table-row>
        <table:table-row table:style-name="ro1">
          <table:table-cell office:value-type="float" office:value="-15.54016" calcext:value-type="float">
            <text:p>-15.54016</text:p>
          </table:table-cell>
          <table:table-cell office:value-type="float" office:value="-7.993068" calcext:value-type="float">
            <text:p>-7.993068</text:p>
          </table:table-cell>
          <table:table-cell office:value-type="float" office:value="-1.058727" calcext:value-type="float">
            <text:p>-1.058727</text:p>
          </table:table-cell>
          <table:table-cell office:value-type="float" office:value="-0.7028247" calcext:value-type="float">
            <text:p>-0.7028247</text:p>
          </table:table-cell>
          <table:table-cell office:value-type="float" office:value="-1.036466" calcext:value-type="float">
            <text:p>-1.036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3345" calcext:value-type="float">
            <text:p>0.01453345</text:p>
          </table:table-cell>
          <table:table-cell table:number-columns-repeated="23"/>
        </table:table-row>
        <table:table-row table:style-name="ro1">
          <table:table-cell office:value-type="float" office:value="-14.8471" calcext:value-type="float">
            <text:p>-14.8471</text:p>
          </table:table-cell>
          <table:table-cell office:value-type="float" office:value="-10.78294" calcext:value-type="float">
            <text:p>-10.78294</text:p>
          </table:table-cell>
          <table:table-cell office:value-type="float" office:value="-1.09178" calcext:value-type="float">
            <text:p>-1.09178</text:p>
          </table:table-cell>
          <table:table-cell office:value-type="float" office:value="-1.000415" calcext:value-type="float">
            <text:p>-1.000415</text:p>
          </table:table-cell>
          <table:table-cell office:value-type="float" office:value="-1.115621" calcext:value-type="float">
            <text:p>-1.115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1218" calcext:value-type="float">
            <text:p>0.01451218</text:p>
          </table:table-cell>
          <table:table-cell table:number-columns-repeated="23"/>
        </table:table-row>
        <table:table-row table:style-name="ro1">
          <table:table-cell office:value-type="float" office:value="-18.08124" calcext:value-type="float">
            <text:p>-18.08124</text:p>
          </table:table-cell>
          <table:table-cell office:value-type="float" office:value="-3.58153" calcext:value-type="float">
            <text:p>-3.58153</text:p>
          </table:table-cell>
          <table:table-cell office:value-type="float" office:value="-0.002493584" calcext:value-type="float">
            <text:p>-0.002493584</text:p>
          </table:table-cell>
          <table:table-cell office:value-type="float" office:value="0.002825974" calcext:value-type="float">
            <text:p>0.002825974</text:p>
          </table:table-cell>
          <table:table-cell office:value-type="float" office:value="-1.060537" calcext:value-type="float">
            <text:p>-1.060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8639" calcext:value-type="float">
            <text:p>0.01448639</text:p>
          </table:table-cell>
          <table:table-cell table:number-columns-repeated="23"/>
        </table:table-row>
        <table:table-row table:style-name="ro1">
          <table:table-cell office:value-type="float" office:value="-16.81766" calcext:value-type="float">
            <text:p>-16.81766</text:p>
          </table:table-cell>
          <table:table-cell office:value-type="float" office:value="-4.302986" calcext:value-type="float">
            <text:p>-4.302986</text:p>
          </table:table-cell>
          <table:table-cell office:value-type="float" office:value="-0.9412849" calcext:value-type="float">
            <text:p>-0.9412849</text:p>
          </table:table-cell>
          <table:table-cell office:value-type="float" office:value="0.00196854" calcext:value-type="float">
            <text:p>0.00196854</text:p>
          </table:table-cell>
          <table:table-cell office:value-type="float" office:value="-0.7928385" calcext:value-type="float">
            <text:p>-0.7928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0612" calcext:value-type="float">
            <text:p>0.01440612</text:p>
          </table:table-cell>
          <table:table-cell table:number-columns-repeated="23"/>
        </table:table-row>
        <table:table-row table:style-name="ro1">
          <table:table-cell office:value-type="float" office:value="-16.50322" calcext:value-type="float">
            <text:p>-16.50322</text:p>
          </table:table-cell>
          <table:table-cell office:value-type="float" office:value="-5.75067" calcext:value-type="float">
            <text:p>-5.75067</text:p>
          </table:table-cell>
          <table:table-cell office:value-type="float" office:value="-0.8877991" calcext:value-type="float">
            <text:p>-0.8877991</text:p>
          </table:table-cell>
          <table:table-cell office:value-type="float" office:value="-0.002509845" calcext:value-type="float">
            <text:p>-0.002509845</text:p>
          </table:table-cell>
          <table:table-cell office:value-type="float" office:value="-1.035046" calcext:value-type="float">
            <text:p>-1.035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919" calcext:value-type="float">
            <text:p>0.0143919</text:p>
          </table:table-cell>
          <table:table-cell table:number-columns-repeated="23"/>
        </table:table-row>
        <table:table-row table:style-name="ro1">
          <table:table-cell office:value-type="float" office:value="-16.71485" calcext:value-type="float">
            <text:p>-16.71485</text:p>
          </table:table-cell>
          <table:table-cell office:value-type="float" office:value="-4.774345" calcext:value-type="float">
            <text:p>-4.774345</text:p>
          </table:table-cell>
          <table:table-cell office:value-type="float" office:value="-0.9412849" calcext:value-type="float">
            <text:p>-0.9412849</text:p>
          </table:table-cell>
          <table:table-cell office:value-type="float" office:value="0.00196854" calcext:value-type="float">
            <text:p>0.00196854</text:p>
          </table:table-cell>
          <table:table-cell office:value-type="float" office:value="-0.8534428" calcext:value-type="float">
            <text:p>-0.85344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02968" calcext:value-type="float">
            <text:p>0.01402968</text:p>
          </table:table-cell>
          <table:table-cell table:number-columns-repeated="23"/>
        </table:table-row>
        <table:table-row table:style-name="ro1">
          <table:table-cell office:value-type="float" office:value="-16.3709" calcext:value-type="float">
            <text:p>-16.3709</text:p>
          </table:table-cell>
          <table:table-cell office:value-type="float" office:value="-6.383076" calcext:value-type="float">
            <text:p>-6.383076</text:p>
          </table:table-cell>
          <table:table-cell office:value-type="float" office:value="-0.9749226" calcext:value-type="float">
            <text:p>-0.9749226</text:p>
          </table:table-cell>
          <table:table-cell office:value-type="float" office:value="0.01392745" calcext:value-type="float">
            <text:p>0.01392745</text:p>
          </table:table-cell>
          <table:table-cell office:value-type="float" office:value="-1.027288" calcext:value-type="float">
            <text:p>-1.027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00114" calcext:value-type="float">
            <text:p>0.01400114</text:p>
          </table:table-cell>
          <table:table-cell table:number-columns-repeated="23"/>
        </table:table-row>
        <table:table-row table:style-name="ro1">
          <table:table-cell office:value-type="float" office:value="-15.2499" calcext:value-type="float">
            <text:p>-15.2499</text:p>
          </table:table-cell>
          <table:table-cell office:value-type="float" office:value="-9.157326" calcext:value-type="float">
            <text:p>-9.157326</text:p>
          </table:table-cell>
          <table:table-cell office:value-type="float" office:value="-1.082949" calcext:value-type="float">
            <text:p>-1.082949</text:p>
          </table:table-cell>
          <table:table-cell office:value-type="float" office:value="-0.8240963" calcext:value-type="float">
            <text:p>-0.8240963</text:p>
          </table:table-cell>
          <table:table-cell office:value-type="float" office:value="-1.070228" calcext:value-type="float">
            <text:p>-1.070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1523" calcext:value-type="float">
            <text:p>0.01381523</text:p>
          </table:table-cell>
          <table:table-cell table:number-columns-repeated="23"/>
        </table:table-row>
        <table:table-row table:style-name="ro1">
          <table:table-cell office:value-type="float" office:value="-18.61021" calcext:value-type="float">
            <text:p>-18.61021</text:p>
          </table:table-cell>
          <table:table-cell office:value-type="float" office:value="-1.198579" calcext:value-type="float">
            <text:p>-1.198579</text:p>
          </table:table-cell>
          <table:table-cell office:value-type="float" office:value="0.00327141" calcext:value-type="float">
            <text:p>0.00327141</text:p>
          </table:table-cell>
          <table:table-cell office:value-type="float" office:value="-0.00112476" calcext:value-type="float">
            <text:p>-0.00112476</text:p>
          </table:table-cell>
          <table:table-cell office:value-type="float" office:value="-0.7441655" calcext:value-type="float">
            <text:p>-0.7441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0486" calcext:value-type="float">
            <text:p>0.01380486</text:p>
          </table:table-cell>
          <table:table-cell table:number-columns-repeated="23"/>
        </table:table-row>
        <table:table-row table:style-name="ro1">
          <table:table-cell office:value-type="float" office:value="-15.31208" calcext:value-type="float">
            <text:p>-15.31208</text:p>
          </table:table-cell>
          <table:table-cell office:value-type="float" office:value="-8.834787" calcext:value-type="float">
            <text:p>-8.834787</text:p>
          </table:table-cell>
          <table:table-cell office:value-type="float" office:value="-1.111335" calcext:value-type="float">
            <text:p>-1.111335</text:p>
          </table:table-cell>
          <table:table-cell office:value-type="float" office:value="-0.7946253" calcext:value-type="float">
            <text:p>-0.7946253</text:p>
          </table:table-cell>
          <table:table-cell office:value-type="float" office:value="-1.035046" calcext:value-type="float">
            <text:p>-1.035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8882" calcext:value-type="float">
            <text:p>0.01368882</text:p>
          </table:table-cell>
          <table:table-cell table:number-columns-repeated="23"/>
        </table:table-row>
        <table:table-row table:style-name="ro1">
          <table:table-cell office:value-type="float" office:value="-14.84916" calcext:value-type="float">
            <text:p>-14.84916</text:p>
          </table:table-cell>
          <table:table-cell office:value-type="float" office:value="-10.77537" calcext:value-type="float">
            <text:p>-10.77537</text:p>
          </table:table-cell>
          <table:table-cell office:value-type="float" office:value="-1.089899" calcext:value-type="float">
            <text:p>-1.089899</text:p>
          </table:table-cell>
          <table:table-cell office:value-type="float" office:value="-1.000415" calcext:value-type="float">
            <text:p>-1.000415</text:p>
          </table:table-cell>
          <table:table-cell office:value-type="float" office:value="-1.115621" calcext:value-type="float">
            <text:p>-1.115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6546" calcext:value-type="float">
            <text:p>0.01356546</text:p>
          </table:table-cell>
          <table:table-cell table:number-columns-repeated="23"/>
        </table:table-row>
        <table:table-row table:style-name="ro1">
          <table:table-cell office:value-type="float" office:value="-18.54343" calcext:value-type="float">
            <text:p>-18.54343</text:p>
          </table:table-cell>
          <table:table-cell office:value-type="float" office:value="-1.463324" calcext:value-type="float">
            <text:p>-1.463324</text:p>
          </table:table-cell>
          <table:table-cell office:value-type="float" office:value="0.0001522285" calcext:value-type="float">
            <text:p>0.0001522285</text:p>
          </table:table-cell>
          <table:table-cell office:value-type="float" office:value="0.00457902" calcext:value-type="float">
            <text:p>0.00457902</text:p>
          </table:table-cell>
          <table:table-cell office:value-type="float" office:value="-0.7817416" calcext:value-type="float">
            <text:p>-0.7817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2416" calcext:value-type="float">
            <text:p>0.01342416</text:p>
          </table:table-cell>
          <table:table-cell table:number-columns-repeated="23"/>
        </table:table-row>
        <table:table-row table:style-name="ro1">
          <table:table-cell office:value-type="float" office:value="-16.40752" calcext:value-type="float">
            <text:p>-16.40752</text:p>
          </table:table-cell>
          <table:table-cell office:value-type="float" office:value="-6.222413" calcext:value-type="float">
            <text:p>-6.222413</text:p>
          </table:table-cell>
          <table:table-cell office:value-type="float" office:value="-0.9452744" calcext:value-type="float">
            <text:p>-0.9452744</text:p>
          </table:table-cell>
          <table:table-cell office:value-type="float" office:value="-0.002509845" calcext:value-type="float">
            <text:p>-0.002509845</text:p>
          </table:table-cell>
          <table:table-cell office:value-type="float" office:value="-1.035046" calcext:value-type="float">
            <text:p>-1.035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955" calcext:value-type="float">
            <text:p>0.0127955</text:p>
          </table:table-cell>
          <table:table-cell table:number-columns-repeated="23"/>
        </table:table-row>
        <table:table-row table:style-name="ro1">
          <table:table-cell office:value-type="float" office:value="-18.51409" calcext:value-type="float">
            <text:p>-18.51409</text:p>
          </table:table-cell>
          <table:table-cell office:value-type="float" office:value="-1.594826" calcext:value-type="float">
            <text:p>-1.594826</text:p>
          </table:table-cell>
          <table:table-cell office:value-type="float" office:value="-0.002493584" calcext:value-type="float">
            <text:p>-0.002493584</text:p>
          </table:table-cell>
          <table:table-cell office:value-type="float" office:value="0.002825974" calcext:value-type="float">
            <text:p>0.002825974</text:p>
          </table:table-cell>
          <table:table-cell office:value-type="float" office:value="-0.7998855" calcext:value-type="float">
            <text:p>-0.79988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67209" calcext:value-type="float">
            <text:p>0.01267209</text:p>
          </table:table-cell>
          <table:table-cell table:number-columns-repeated="23"/>
        </table:table-row>
        <table:table-row table:style-name="ro1">
          <table:table-cell office:value-type="float" office:value="-18.39491" calcext:value-type="float">
            <text:p>-18.39491</text:p>
          </table:table-cell>
          <table:table-cell office:value-type="float" office:value="-2.195362" calcext:value-type="float">
            <text:p>-2.195362</text:p>
          </table:table-cell>
          <table:table-cell office:value-type="float" office:value="-0.000239583" calcext:value-type="float">
            <text:p>-0.000239583</text:p>
          </table:table-cell>
          <table:table-cell office:value-type="float" office:value="-0.0004969261" calcext:value-type="float">
            <text:p>-0.0004969261</text:p>
          </table:table-cell>
          <table:table-cell office:value-type="float" office:value="-0.8741399" calcext:value-type="float">
            <text:p>-0.87413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9819" calcext:value-type="float">
            <text:p>0.01239819</text:p>
          </table:table-cell>
          <table:table-cell table:number-columns-repeated="23"/>
        </table:table-row>
        <table:table-row table:style-name="ro1">
          <table:table-cell office:value-type="float" office:value="-16.99748" calcext:value-type="float">
            <text:p>-16.99748</text:p>
          </table:table-cell>
          <table:table-cell office:value-type="float" office:value="-3.937399" calcext:value-type="float">
            <text:p>-3.937399</text:p>
          </table:table-cell>
          <table:table-cell office:value-type="float" office:value="-0.5561041" calcext:value-type="float">
            <text:p>-0.5561041</text:p>
          </table:table-cell>
          <table:table-cell office:value-type="float" office:value="0.002969632" calcext:value-type="float">
            <text:p>0.002969632</text:p>
          </table:table-cell>
          <table:table-cell office:value-type="float" office:value="-1.084511" calcext:value-type="float">
            <text:p>-1.084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1132" calcext:value-type="float">
            <text:p>0.01231132</text:p>
          </table:table-cell>
          <table:table-cell table:number-columns-repeated="23"/>
        </table:table-row>
        <table:table-row table:style-name="ro1">
          <table:table-cell office:value-type="float" office:value="-18.57469" calcext:value-type="float">
            <text:p>-18.57469</text:p>
          </table:table-cell>
          <table:table-cell office:value-type="float" office:value="-1.33261" calcext:value-type="float">
            <text:p>-1.33261</text:p>
          </table:table-cell>
          <table:table-cell office:value-type="float" office:value="0.003556835" calcext:value-type="float">
            <text:p>0.003556835</text:p>
          </table:table-cell>
          <table:table-cell office:value-type="float" office:value="-0.002060748" calcext:value-type="float">
            <text:p>-0.002060748</text:p>
          </table:table-cell>
          <table:table-cell office:value-type="float" office:value="-0.7640578" calcext:value-type="float">
            <text:p>-0.76405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5304" calcext:value-type="float">
            <text:p>0.01225304</text:p>
          </table:table-cell>
          <table:table-cell table:number-columns-repeated="23"/>
        </table:table-row>
        <table:table-row table:style-name="ro1">
          <table:table-cell office:value-type="float" office:value="-18.39981" calcext:value-type="float">
            <text:p>-18.39981</text:p>
          </table:table-cell>
          <table:table-cell office:value-type="float" office:value="-2.119692" calcext:value-type="float">
            <text:p>-2.119692</text:p>
          </table:table-cell>
          <table:table-cell office:value-type="float" office:value="-0.8667211" calcext:value-type="float">
            <text:p>-0.8667211</text:p>
          </table:table-cell>
          <table:table-cell office:value-type="float" office:value="0.002039995" calcext:value-type="float">
            <text:p>0.002039995</text:p>
          </table:table-cell>
          <table:table-cell office:value-type="float" office:value="-0.003825053" calcext:value-type="float">
            <text:p>-0.003825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5245" calcext:value-type="float">
            <text:p>0.01225245</text:p>
          </table:table-cell>
          <table:table-cell table:number-columns-repeated="23"/>
        </table:table-row>
        <table:table-row table:style-name="ro1">
          <table:table-cell office:value-type="float" office:value="-14.72638" calcext:value-type="float">
            <text:p>-14.72638</text:p>
          </table:table-cell>
          <table:table-cell office:value-type="float" office:value="-11.09333" calcext:value-type="float">
            <text:p>-11.09333</text:p>
          </table:table-cell>
          <table:table-cell office:value-type="float" office:value="-1.092014" calcext:value-type="float">
            <text:p>-1.092014</text:p>
          </table:table-cell>
          <table:table-cell office:value-type="float" office:value="-1.085785" calcext:value-type="float">
            <text:p>-1.085785</text:p>
          </table:table-cell>
          <table:table-cell office:value-type="float" office:value="-1.065122" calcext:value-type="float">
            <text:p>-1.065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4573" calcext:value-type="float">
            <text:p>0.01224573</text:p>
          </table:table-cell>
          <table:table-cell table:number-columns-repeated="23"/>
        </table:table-row>
        <table:table-row table:style-name="ro1">
          <table:table-cell office:value-type="float" office:value="-18.6341" calcext:value-type="float">
            <text:p>-18.6341</text:p>
          </table:table-cell>
          <table:table-cell office:value-type="float" office:value="-1.135841" calcext:value-type="float">
            <text:p>-1.135841</text:p>
          </table:table-cell>
          <table:table-cell office:value-type="float" office:value="-0.000196171" calcext:value-type="float">
            <text:p>-0.000196171</text:p>
          </table:table-cell>
          <table:table-cell office:value-type="float" office:value="0.0008831332" calcext:value-type="float">
            <text:p>0.0008831332</text:p>
          </table:table-cell>
          <table:table-cell office:value-type="float" office:value="-0.733281" calcext:value-type="float">
            <text:p>-0.733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708" calcext:value-type="float">
            <text:p>0.0121708</text:p>
          </table:table-cell>
          <table:table-cell table:number-columns-repeated="23"/>
        </table:table-row>
        <table:table-row table:style-name="ro1">
          <table:table-cell office:value-type="float" office:value="-16.32202" calcext:value-type="float">
            <text:p>-16.32202</text:p>
          </table:table-cell>
          <table:table-cell office:value-type="float" office:value="-6.637301" calcext:value-type="float">
            <text:p>-6.637301</text:p>
          </table:table-cell>
          <table:table-cell office:value-type="float" office:value="-1.007875" calcext:value-type="float">
            <text:p>-1.007875</text:p>
          </table:table-cell>
          <table:table-cell office:value-type="float" office:value="-0.001252261" calcext:value-type="float">
            <text:p>-0.001252261</text:p>
          </table:table-cell>
          <table:table-cell office:value-type="float" office:value="-1.02431" calcext:value-type="float">
            <text:p>-1.02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9712" calcext:value-type="float">
            <text:p>0.01189712</text:p>
          </table:table-cell>
          <table:table-cell table:number-columns-repeated="23"/>
        </table:table-row>
        <table:table-row table:style-name="ro1">
          <table:table-cell office:value-type="float" office:value="-15.9483" calcext:value-type="float">
            <text:p>-15.9483</text:p>
          </table:table-cell>
          <table:table-cell office:value-type="float" office:value="-7.659614" calcext:value-type="float">
            <text:p>-7.659614</text:p>
          </table:table-cell>
          <table:table-cell office:value-type="float" office:value="-1.132793" calcext:value-type="float">
            <text:p>-1.132793</text:p>
          </table:table-cell>
          <table:table-cell office:value-type="float" office:value="-0.02860971" calcext:value-type="float">
            <text:p>-0.02860971</text:p>
          </table:table-cell>
          <table:table-cell office:value-type="float" office:value="-1.130283" calcext:value-type="float">
            <text:p>-1.130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5355" calcext:value-type="float">
            <text:p>0.01185355</text:p>
          </table:table-cell>
          <table:table-cell table:number-columns-repeated="23"/>
        </table:table-row>
        <table:table-row table:style-name="ro1">
          <table:table-cell office:value-type="float" office:value="-15.54016" calcext:value-type="float">
            <text:p>-15.54016</text:p>
          </table:table-cell>
          <table:table-cell office:value-type="float" office:value="-7.993068" calcext:value-type="float">
            <text:p>-7.993068</text:p>
          </table:table-cell>
          <table:table-cell office:value-type="float" office:value="-1.058727" calcext:value-type="float">
            <text:p>-1.058727</text:p>
          </table:table-cell>
          <table:table-cell office:value-type="float" office:value="-0.7028247" calcext:value-type="float">
            <text:p>-0.7028247</text:p>
          </table:table-cell>
          <table:table-cell office:value-type="float" office:value="-1.036466" calcext:value-type="float">
            <text:p>-1.036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4803" calcext:value-type="float">
            <text:p>0.01184803</text:p>
          </table:table-cell>
          <table:table-cell table:number-columns-repeated="23"/>
        </table:table-row>
        <table:table-row table:style-name="ro1">
          <table:table-cell office:value-type="float" office:value="-18.36648" calcext:value-type="float">
            <text:p>-18.36648</text:p>
          </table:table-cell>
          <table:table-cell office:value-type="float" office:value="-2.338555" calcext:value-type="float">
            <text:p>-2.338555</text:p>
          </table:table-cell>
          <table:table-cell office:value-type="float" office:value="-0.0002354557" calcext:value-type="float">
            <text:p>-0.0002354557</text:p>
          </table:table-cell>
          <table:table-cell office:value-type="float" office:value="-0.0001608754" calcext:value-type="float">
            <text:p>-0.0001608754</text:p>
          </table:table-cell>
          <table:table-cell office:value-type="float" office:value="-0.891417" calcext:value-type="float">
            <text:p>-0.891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5959" calcext:value-type="float">
            <text:p>0.01175959</text:p>
          </table:table-cell>
          <table:table-cell table:number-columns-repeated="23"/>
        </table:table-row>
        <table:table-row table:style-name="ro1">
          <table:table-cell office:value-type="float" office:value="-14.6956" calcext:value-type="float">
            <text:p>-14.6956</text:p>
          </table:table-cell>
          <table:table-cell office:value-type="float" office:value="-11.2395" calcext:value-type="float">
            <text:p>-11.2395</text:p>
          </table:table-cell>
          <table:table-cell office:value-type="float" office:value="-1.087474" calcext:value-type="float">
            <text:p>-1.087474</text:p>
          </table:table-cell>
          <table:table-cell office:value-type="float" office:value="-1.078112" calcext:value-type="float">
            <text:p>-1.078112</text:p>
          </table:table-cell>
          <table:table-cell office:value-type="float" office:value="-1.114386" calcext:value-type="float">
            <text:p>-1.114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9073" calcext:value-type="float">
            <text:p>0.01159073</text:p>
          </table:table-cell>
          <table:table-cell table:number-columns-repeated="23"/>
        </table:table-row>
        <table:table-row table:style-name="ro1">
          <table:table-cell office:value-type="float" office:value="-14.90208" calcext:value-type="float">
            <text:p>-14.90208</text:p>
          </table:table-cell>
          <table:table-cell office:value-type="float" office:value="-10.58244" calcext:value-type="float">
            <text:p>-10.58244</text:p>
          </table:table-cell>
          <table:table-cell office:value-type="float" office:value="-1.09178" calcext:value-type="float">
            <text:p>-1.09178</text:p>
          </table:table-cell>
          <table:table-cell office:value-type="float" office:value="-1.000415" calcext:value-type="float">
            <text:p>-1.000415</text:p>
          </table:table-cell>
          <table:table-cell office:value-type="float" office:value="-1.06546" calcext:value-type="float">
            <text:p>-1.06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58161" calcext:value-type="float">
            <text:p>0.01158161</text:p>
          </table:table-cell>
          <table:table-cell table:number-columns-repeated="23"/>
        </table:table-row>
        <table:table-row table:style-name="ro1">
          <table:table-cell office:value-type="float" office:value="-18.35637" calcext:value-type="float">
            <text:p>-18.35637</text:p>
          </table:table-cell>
          <table:table-cell office:value-type="float" office:value="-2.388369" calcext:value-type="float">
            <text:p>-2.388369</text:p>
          </table:table-cell>
          <table:table-cell office:value-type="float" office:value="-0.0002354557" calcext:value-type="float">
            <text:p>-0.0002354557</text:p>
          </table:table-cell>
          <table:table-cell office:value-type="float" office:value="-0.0001608754" calcext:value-type="float">
            <text:p>-0.0001608754</text:p>
          </table:table-cell>
          <table:table-cell office:value-type="float" office:value="-0.8974635" calcext:value-type="float">
            <text:p>-0.8974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8657" calcext:value-type="float">
            <text:p>0.01118657</text:p>
          </table:table-cell>
          <table:table-cell table:number-columns-repeated="23"/>
        </table:table-row>
        <table:table-row table:style-name="ro1">
          <table:table-cell office:value-type="float" office:value="-16.78104" calcext:value-type="float">
            <text:p>-16.78104</text:p>
          </table:table-cell>
          <table:table-cell office:value-type="float" office:value="-4.455324" calcext:value-type="float">
            <text:p>-4.455324</text:p>
          </table:table-cell>
          <table:table-cell office:value-type="float" office:value="-0.9068612" calcext:value-type="float">
            <text:p>-0.9068612</text:p>
          </table:table-cell>
          <table:table-cell office:value-type="float" office:value="0.0001548181" calcext:value-type="float">
            <text:p>0.0001548181</text:p>
          </table:table-cell>
          <table:table-cell office:value-type="float" office:value="-0.848137" calcext:value-type="float">
            <text:p>-0.848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1518" calcext:value-type="float">
            <text:p>0.01111518</text:p>
          </table:table-cell>
          <table:table-cell table:number-columns-repeated="23"/>
        </table:table-row>
        <table:table-row table:style-name="ro1">
          <table:table-cell office:value-type="float" office:value="-15.89264" calcext:value-type="float">
            <text:p>-15.89264</text:p>
          </table:table-cell>
          <table:table-cell office:value-type="float" office:value="-7.690926" calcext:value-type="float">
            <text:p>-7.690926</text:p>
          </table:table-cell>
          <table:table-cell office:value-type="float" office:value="-1.123721" calcext:value-type="float">
            <text:p>-1.123721</text:p>
          </table:table-cell>
          <table:table-cell office:value-type="float" office:value="0.002822633" calcext:value-type="float">
            <text:p>0.002822633</text:p>
          </table:table-cell>
          <table:table-cell office:value-type="float" office:value="-1.175163" calcext:value-type="float">
            <text:p>-1.175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5041" calcext:value-type="float">
            <text:p>0.01085041</text:p>
          </table:table-cell>
          <table:table-cell table:number-columns-repeated="23"/>
        </table:table-row>
        <table:table-row table:style-name="ro1">
          <table:table-cell office:value-type="float" office:value="-14.68164" calcext:value-type="float">
            <text:p>-14.68164</text:p>
          </table:table-cell>
          <table:table-cell office:value-type="float" office:value="-11.26935" calcext:value-type="float">
            <text:p>-11.26935</text:p>
          </table:table-cell>
          <table:table-cell office:value-type="float" office:value="-1.087474" calcext:value-type="float">
            <text:p>-1.087474</text:p>
          </table:table-cell>
          <table:table-cell office:value-type="float" office:value="-1.078112" calcext:value-type="float">
            <text:p>-1.078112</text:p>
          </table:table-cell>
          <table:table-cell office:value-type="float" office:value="-1.127607" calcext:value-type="float">
            <text:p>-1.127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5685" calcext:value-type="float">
            <text:p>0.01075685</text:p>
          </table:table-cell>
          <table:table-cell table:number-columns-repeated="23"/>
        </table:table-row>
        <table:table-row table:style-name="ro1">
          <table:table-cell office:value-type="float" office:value="-16.42216" calcext:value-type="float">
            <text:p>-16.42216</text:p>
          </table:table-cell>
          <table:table-cell office:value-type="float" office:value="-6.192692" calcext:value-type="float">
            <text:p>-6.192692</text:p>
          </table:table-cell>
          <table:table-cell office:value-type="float" office:value="-0.9788696" calcext:value-type="float">
            <text:p>-0.9788696</text:p>
          </table:table-cell>
          <table:table-cell office:value-type="float" office:value="-0.001417996" calcext:value-type="float">
            <text:p>-0.001417996</text:p>
          </table:table-cell>
          <table:table-cell office:value-type="float" office:value="-0.9921416" calcext:value-type="float">
            <text:p>-0.9921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6793" calcext:value-type="float">
            <text:p>0.01056793</text:p>
          </table:table-cell>
          <table:table-cell table:number-columns-repeated="23"/>
        </table:table-row>
        <table:table-row table:style-name="ro1">
          <table:table-cell office:value-type="float" office:value="-16.42552" calcext:value-type="float">
            <text:p>-16.42552</text:p>
          </table:table-cell>
          <table:table-cell office:value-type="float" office:value="-6.013955" calcext:value-type="float">
            <text:p>-6.013955</text:p>
          </table:table-cell>
          <table:table-cell office:value-type="float" office:value="-0.8877991" calcext:value-type="float">
            <text:p>-0.8877991</text:p>
          </table:table-cell>
          <table:table-cell office:value-type="float" office:value="-0.002120481" calcext:value-type="float">
            <text:p>-0.002120481</text:p>
          </table:table-cell>
          <table:table-cell office:value-type="float" office:value="-1.083061" calcext:value-type="float">
            <text:p>-1.083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7228" calcext:value-type="float">
            <text:p>0.01047228</text:p>
          </table:table-cell>
          <table:table-cell table:number-columns-repeated="23"/>
        </table:table-row>
        <table:table-row table:style-name="ro1">
          <table:table-cell office:value-type="float" office:value="-16.63407" calcext:value-type="float">
            <text:p>-16.63407</text:p>
          </table:table-cell>
          <table:table-cell office:value-type="float" office:value="-5.163396" calcext:value-type="float">
            <text:p>-5.163396</text:p>
          </table:table-cell>
          <table:table-cell office:value-type="float" office:value="-0.9957478" calcext:value-type="float">
            <text:p>-0.9957478</text:p>
          </table:table-cell>
          <table:table-cell office:value-type="float" office:value="0.0001548181" calcext:value-type="float">
            <text:p>0.0001548181</text:p>
          </table:table-cell>
          <table:table-cell office:value-type="float" office:value="-0.848137" calcext:value-type="float">
            <text:p>-0.848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3159" calcext:value-type="float">
            <text:p>0.01043159</text:p>
          </table:table-cell>
          <table:table-cell table:number-columns-repeated="23"/>
        </table:table-row>
        <table:table-row table:style-name="ro1">
          <table:table-cell office:value-type="float" office:value="-19.02404" calcext:value-type="float">
            <text:p>-19.02404</text:p>
          </table:table-cell>
          <table:table-cell office:value-type="float" office:value="-0.03466373" calcext:value-type="float">
            <text:p>-0.03466373</text:p>
          </table:table-cell>
          <table:table-cell office:value-type="float" office:value="-0.00740517" calcext:value-type="float">
            <text:p>-0.00740517</text:p>
          </table:table-cell>
          <table:table-cell office:value-type="float" office:value="0.002495336" calcext:value-type="float">
            <text:p>0.002495336</text:p>
          </table:table-cell>
          <table:table-cell office:value-type="float" office:value="-0.504815" calcext:value-type="float">
            <text:p>-0.504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4401" calcext:value-type="float">
            <text:p>0.01034401</text:p>
          </table:table-cell>
          <table:table-cell table:number-columns-repeated="23"/>
        </table:table-row>
        <table:table-row table:style-name="ro1">
          <table:table-cell office:value-type="float" office:value="-14.90208" calcext:value-type="float">
            <text:p>-14.90208</text:p>
          </table:table-cell>
          <table:table-cell office:value-type="float" office:value="-10.58244" calcext:value-type="float">
            <text:p>-10.58244</text:p>
          </table:table-cell>
          <table:table-cell office:value-type="float" office:value="-1.09178" calcext:value-type="float">
            <text:p>-1.09178</text:p>
          </table:table-cell>
          <table:table-cell office:value-type="float" office:value="-1.000415" calcext:value-type="float">
            <text:p>-1.000415</text:p>
          </table:table-cell>
          <table:table-cell office:value-type="float" office:value="-1.06546" calcext:value-type="float">
            <text:p>-1.06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3982" calcext:value-type="float">
            <text:p>0.01033982</text:p>
          </table:table-cell>
          <table:table-cell table:number-columns-repeated="23"/>
        </table:table-row>
        <table:table-row table:style-name="ro1">
          <table:table-cell office:value-type="float" office:value="-16.7545" calcext:value-type="float">
            <text:p>-16.7545</text:p>
          </table:table-cell>
          <table:table-cell office:value-type="float" office:value="-4.610667" calcext:value-type="float">
            <text:p>-4.610667</text:p>
          </table:table-cell>
          <table:table-cell office:value-type="float" office:value="-0.9793746" calcext:value-type="float">
            <text:p>-0.9793746</text:p>
          </table:table-cell>
          <table:table-cell office:value-type="float" office:value="-0.0005996243" calcext:value-type="float">
            <text:p>-0.0005996243</text:p>
          </table:table-cell>
          <table:table-cell office:value-type="float" office:value="-0.793015" calcext:value-type="float">
            <text:p>-0.793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4385" calcext:value-type="float">
            <text:p>0.01024385</text:p>
          </table:table-cell>
          <table:table-cell table:number-columns-repeated="23"/>
        </table:table-row>
        <table:table-row table:style-name="ro1">
          <table:table-cell office:value-type="float" office:value="-14.75441" calcext:value-type="float">
            <text:p>-14.75441</text:p>
          </table:table-cell>
          <table:table-cell office:value-type="float" office:value="-11.07781" calcext:value-type="float">
            <text:p>-11.07781</text:p>
          </table:table-cell>
          <table:table-cell office:value-type="float" office:value="-1.08752" calcext:value-type="float">
            <text:p>-1.08752</text:p>
          </table:table-cell>
          <table:table-cell office:value-type="float" office:value="-1.061347" calcext:value-type="float">
            <text:p>-1.061347</text:p>
          </table:table-cell>
          <table:table-cell office:value-type="float" office:value="-1.091317" calcext:value-type="float">
            <text:p>-1.091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1273" calcext:value-type="float">
            <text:p>0.01021273</text:p>
          </table:table-cell>
          <table:table-cell table:number-columns-repeated="23"/>
        </table:table-row>
        <table:table-row table:style-name="ro1">
          <table:table-cell office:value-type="float" office:value="-18.90792" calcext:value-type="float">
            <text:p>-18.90792</text:p>
          </table:table-cell>
          <table:table-cell office:value-type="float" office:value="-0.2984555" calcext:value-type="float">
            <text:p>-0.2984555</text:p>
          </table:table-cell>
          <table:table-cell office:value-type="float" office:value="-0.0002225148" calcext:value-type="float">
            <text:p>-0.0002225148</text:p>
          </table:table-cell>
          <table:table-cell office:value-type="float" office:value="-0.001968436" calcext:value-type="float">
            <text:p>-0.001968436</text:p>
          </table:table-cell>
          <table:table-cell office:value-type="float" office:value="-0.5759936" calcext:value-type="float">
            <text:p>-0.5759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00247" calcext:value-type="float">
            <text:p>0.01000247</text:p>
          </table:table-cell>
          <table:table-cell table:number-columns-repeated="23"/>
        </table:table-row>
        <table:table-row table:style-name="ro1">
          <table:table-cell office:value-type="float" office:value="-16.80187" calcext:value-type="float">
            <text:p>-16.80187</text:p>
          </table:table-cell>
          <table:table-cell office:value-type="float" office:value="-4.451266" calcext:value-type="float">
            <text:p>-4.451266</text:p>
          </table:table-cell>
          <table:table-cell office:value-type="float" office:value="-1.035163" calcext:value-type="float">
            <text:p>-1.035163</text:p>
          </table:table-cell>
          <table:table-cell office:value-type="float" office:value="-0.001048653" calcext:value-type="float">
            <text:p>-0.001048653</text:p>
          </table:table-cell>
          <table:table-cell office:value-type="float" office:value="-0.7124611" calcext:value-type="float">
            <text:p>-0.71246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41703" calcext:value-type="float">
            <text:p>0.009841703</text:p>
          </table:table-cell>
          <table:table-cell table:number-columns-repeated="23"/>
        </table:table-row>
        <table:table-row table:style-name="ro1">
          <table:table-cell office:value-type="float" office:value="-16.7545" calcext:value-type="float">
            <text:p>-16.7545</text:p>
          </table:table-cell>
          <table:table-cell office:value-type="float" office:value="-4.610667" calcext:value-type="float">
            <text:p>-4.610667</text:p>
          </table:table-cell>
          <table:table-cell office:value-type="float" office:value="-0.9793746" calcext:value-type="float">
            <text:p>-0.9793746</text:p>
          </table:table-cell>
          <table:table-cell office:value-type="float" office:value="-0.0005996243" calcext:value-type="float">
            <text:p>-0.0005996243</text:p>
          </table:table-cell>
          <table:table-cell office:value-type="float" office:value="-0.793015" calcext:value-type="float">
            <text:p>-0.793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417849" calcext:value-type="float">
            <text:p>0.009417849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36:57.235115242</dc:date>
    <meta:editing-duration>PT1M5S</meta:editing-duration>
    <meta:editing-cycles>1</meta:editing-cycles>
    <meta:document-statistic meta:table-count="1" meta:cell-count="8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3.75cm" svg:y="4.204cm" style:legend-expansion="high" chart:style-name="ch2"/>
        <chart:plot-area chart:style-name="ch3" table:cell-range-address="best_pop.A3:best_pop.B102" svg:x="0.32cm" svg:y="0.18cm" svg:width="13.11cm" svg:height="8.646cm">
          <chartooo:coordinate-region svg:x="0.558cm" svg:y="0.379cm" svg:width="12.63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.44312">
                <text:p>-14.44312</text:p>
                <draw:g>
                  <svg:desc>best_pop.A3:best_pop.A102</svg:desc>
                </draw:g>
              </table:table-cell>
              <table:table-cell office:value-type="float" office:value="-11.62608">
                <text:p>-11.62608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98111">
                <text:p>-19.98111</text:p>
              </table:table-cell>
              <table:table-cell office:value-type="float" office:value="0.02905726">
                <text:p>0.02905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08456">
                <text:p>-19.08456</text:p>
              </table:table-cell>
              <table:table-cell office:value-type="float" office:value="0.009015287">
                <text:p>0.009015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.02132">
                <text:p>-17.02132</text:p>
              </table:table-cell>
              <table:table-cell office:value-type="float" office:value="-3.914211">
                <text:p>-3.914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.95168">
                <text:p>-17.95168</text:p>
              </table:table-cell>
              <table:table-cell office:value-type="float" office:value="-3.870123">
                <text:p>-3.870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98111">
                <text:p>-19.98111</text:p>
              </table:table-cell>
              <table:table-cell office:value-type="float" office:value="0.02905726">
                <text:p>0.02905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.05363">
                <text:p>-15.05363</text:p>
              </table:table-cell>
              <table:table-cell office:value-type="float" office:value="-9.981302">
                <text:p>-9.981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.8692">
                <text:p>-15.8692</text:p>
              </table:table-cell>
              <table:table-cell office:value-type="float" office:value="-7.746063">
                <text:p>-7.746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8571">
                <text:p>-18.8571</text:p>
              </table:table-cell>
              <table:table-cell office:value-type="float" office:value="-0.3820633">
                <text:p>-0.3820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.223">
                <text:p>-16.223</text:p>
              </table:table-cell>
              <table:table-cell office:value-type="float" office:value="-7.014222">
                <text:p>-7.0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4.93868">
                <text:p>-14.93868</text:p>
              </table:table-cell>
              <table:table-cell office:value-type="float" office:value="-10.45279">
                <text:p>-10.45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19731">
                <text:p>-18.19731</text:p>
              </table:table-cell>
              <table:table-cell office:value-type="float" office:value="-3.142777">
                <text:p>-3.142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05521">
                <text:p>-18.05521</text:p>
              </table:table-cell>
              <table:table-cell office:value-type="float" office:value="-3.692496">
                <text:p>-3.692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78163">
                <text:p>-18.78163</text:p>
              </table:table-cell>
              <table:table-cell office:value-type="float" office:value="-0.6355621">
                <text:p>-0.635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.635">
                <text:p>-15.635</text:p>
              </table:table-cell>
              <table:table-cell office:value-type="float" office:value="-7.760362">
                <text:p>-7.760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3003">
                <text:p>-18.3003</text:p>
              </table:table-cell>
              <table:table-cell office:value-type="float" office:value="-2.656385">
                <text:p>-2.656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.19001">
                <text:p>-15.19001</text:p>
              </table:table-cell>
              <table:table-cell office:value-type="float" office:value="-9.403231">
                <text:p>-9.403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.13523">
                <text:p>-16.13523</text:p>
              </table:table-cell>
              <table:table-cell office:value-type="float" office:value="-7.329913">
                <text:p>-7.329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.46834">
                <text:p>-15.46834</text:p>
              </table:table-cell>
              <table:table-cell office:value-type="float" office:value="-8.264526">
                <text:p>-8.264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0053">
                <text:p>-19.0053</text:p>
              </table:table-cell>
              <table:table-cell office:value-type="float" office:value="-0.06529504">
                <text:p>-0.06529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.00111">
                <text:p>-16.00111</text:p>
              </table:table-cell>
              <table:table-cell office:value-type="float" office:value="-7.642895">
                <text:p>-7.642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69416">
                <text:p>-18.69416</text:p>
              </table:table-cell>
              <table:table-cell office:value-type="float" office:value="-0.8780074">
                <text:p>-0.8780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.14187">
                <text:p>-18.14187</text:p>
              </table:table-cell>
              <table:table-cell office:value-type="float" office:value="-3.377298">
                <text:p>-3.377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.77978">
                <text:p>-14.77978</text:p>
              </table:table-cell>
              <table:table-cell office:value-type="float" office:value="-10.96764">
                <text:p>-10.967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8.47344">
                <text:p>-18.47344</text:p>
              </table:table-cell>
              <table:table-cell office:value-type="float" office:value="-1.80467">
                <text:p>-1.80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6.66966">
                <text:p>-16.66966</text:p>
              </table:table-cell>
              <table:table-cell office:value-type="float" office:value="-4.995143">
                <text:p>-4.995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.44597">
                <text:p>-18.44597</text:p>
              </table:table-cell>
              <table:table-cell office:value-type="float" office:value="-1.931226">
                <text:p>-1.931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.50925">
                <text:p>-16.50925</text:p>
              </table:table-cell>
              <table:table-cell office:value-type="float" office:value="-5.728552">
                <text:p>-5.728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57483">
                <text:p>-16.57483</text:p>
              </table:table-cell>
              <table:table-cell office:value-type="float" office:value="-5.440764">
                <text:p>-5.4407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.42122">
                <text:p>-15.42122</text:p>
              </table:table-cell>
              <table:table-cell office:value-type="float" office:value="-8.465848">
                <text:p>-8.465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4.4943">
                <text:p>-14.4943</text:p>
              </table:table-cell>
              <table:table-cell office:value-type="float" office:value="-11.56265">
                <text:p>-11.56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.35889">
                <text:p>-15.35889</text:p>
              </table:table-cell>
              <table:table-cell office:value-type="float" office:value="-8.709945">
                <text:p>-8.709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27297">
                <text:p>-16.27297</text:p>
              </table:table-cell>
              <table:table-cell office:value-type="float" office:value="-6.742494">
                <text:p>-6.742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.59087">
                <text:p>-14.59087</text:p>
              </table:table-cell>
              <table:table-cell office:value-type="float" office:value="-11.48818">
                <text:p>-11.48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16424">
                <text:p>-15.16424</text:p>
              </table:table-cell>
              <table:table-cell office:value-type="float" office:value="-9.501567">
                <text:p>-9.501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.99602">
                <text:p>-14.99602</text:p>
              </table:table-cell>
              <table:table-cell office:value-type="float" office:value="-10.21991">
                <text:p>-10.21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6286">
                <text:p>-15.6286</text:p>
              </table:table-cell>
              <table:table-cell office:value-type="float" office:value="-7.778183">
                <text:p>-7.7781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.10977">
                <text:p>-15.10977</text:p>
              </table:table-cell>
              <table:table-cell office:value-type="float" office:value="-9.735424">
                <text:p>-9.735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8.75231">
                <text:p>-18.75231</text:p>
              </table:table-cell>
              <table:table-cell office:value-type="float" office:value="-0.7134869">
                <text:p>-0.7134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2098">
                <text:p>-14.62098</text:p>
              </table:table-cell>
              <table:table-cell office:value-type="float" office:value="-11.39242">
                <text:p>-11.39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.58084">
                <text:p>-16.58084</text:p>
              </table:table-cell>
              <table:table-cell office:value-type="float" office:value="-5.423097">
                <text:p>-5.423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7.95274">
                <text:p>-17.95274</text:p>
              </table:table-cell>
              <table:table-cell office:value-type="float" office:value="-3.869731">
                <text:p>-3.869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.93425">
                <text:p>-16.93425</text:p>
              </table:table-cell>
              <table:table-cell office:value-type="float" office:value="-4.017962">
                <text:p>-4.0179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.32818">
                <text:p>-18.32818</text:p>
              </table:table-cell>
              <table:table-cell office:value-type="float" office:value="-2.518706">
                <text:p>-2.518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8.66027">
                <text:p>-18.66027</text:p>
              </table:table-cell>
              <table:table-cell office:value-type="float" office:value="-1.020219">
                <text:p>-1.020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.0793">
                <text:p>-16.0793</text:p>
              </table:table-cell>
              <table:table-cell office:value-type="float" office:value="-7.429992">
                <text:p>-7.429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6.23197">
                <text:p>-16.23197</text:p>
              </table:table-cell>
              <table:table-cell office:value-type="float" office:value="-6.932156">
                <text:p>-6.932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.90358">
                <text:p>-16.90358</text:p>
              </table:table-cell>
              <table:table-cell office:value-type="float" office:value="-4.129275">
                <text:p>-4.129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.39605">
                <text:p>-15.39605</text:p>
              </table:table-cell>
              <table:table-cell office:value-type="float" office:value="-8.566829">
                <text:p>-8.566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6.63407">
                <text:p>-16.63407</text:p>
              </table:table-cell>
              <table:table-cell office:value-type="float" office:value="-5.163396">
                <text:p>-5.163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6.46134">
                <text:p>-16.46134</text:p>
              </table:table-cell>
              <table:table-cell office:value-type="float" office:value="-5.963206">
                <text:p>-5.9632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5.00857">
                <text:p>-15.00857</text:p>
              </table:table-cell>
              <table:table-cell office:value-type="float" office:value="-10.167">
                <text:p>-10.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5.28607">
                <text:p>-15.28607</text:p>
              </table:table-cell>
              <table:table-cell office:value-type="float" office:value="-8.933363">
                <text:p>-8.9333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6.35859">
                <text:p>-16.35859</text:p>
              </table:table-cell>
              <table:table-cell office:value-type="float" office:value="-6.445804">
                <text:p>-6.4458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6.84139">
                <text:p>-16.84139</text:p>
              </table:table-cell>
              <table:table-cell office:value-type="float" office:value="-4.198629">
                <text:p>-4.198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8.25353">
                <text:p>-18.25353</text:p>
              </table:table-cell>
              <table:table-cell office:value-type="float" office:value="-2.890537">
                <text:p>-2.890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8.16169">
                <text:p>-18.16169</text:p>
              </table:table-cell>
              <table:table-cell office:value-type="float" office:value="-3.2521">
                <text:p>-3.2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8.25353">
                <text:p>-18.25353</text:p>
              </table:table-cell>
              <table:table-cell office:value-type="float" office:value="-2.890537">
                <text:p>-2.890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5.2499">
                <text:p>-15.2499</text:p>
              </table:table-cell>
              <table:table-cell office:value-type="float" office:value="-9.157326">
                <text:p>-9.157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5.11472">
                <text:p>-15.11472</text:p>
              </table:table-cell>
              <table:table-cell office:value-type="float" office:value="-9.680329">
                <text:p>-9.6803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.54016">
                <text:p>-15.54016</text:p>
              </table:table-cell>
              <table:table-cell office:value-type="float" office:value="-7.993068">
                <text:p>-7.9930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4.8471">
                <text:p>-14.8471</text:p>
              </table:table-cell>
              <table:table-cell office:value-type="float" office:value="-10.78294">
                <text:p>-10.78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8.08124">
                <text:p>-18.08124</text:p>
              </table:table-cell>
              <table:table-cell office:value-type="float" office:value="-3.58153">
                <text:p>-3.58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6.81766">
                <text:p>-16.81766</text:p>
              </table:table-cell>
              <table:table-cell office:value-type="float" office:value="-4.302986">
                <text:p>-4.3029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6.50322">
                <text:p>-16.50322</text:p>
              </table:table-cell>
              <table:table-cell office:value-type="float" office:value="-5.75067">
                <text:p>-5.750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6.71485">
                <text:p>-16.71485</text:p>
              </table:table-cell>
              <table:table-cell office:value-type="float" office:value="-4.774345">
                <text:p>-4.774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6.3709">
                <text:p>-16.3709</text:p>
              </table:table-cell>
              <table:table-cell office:value-type="float" office:value="-6.383076">
                <text:p>-6.3830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5.2499">
                <text:p>-15.2499</text:p>
              </table:table-cell>
              <table:table-cell office:value-type="float" office:value="-9.157326">
                <text:p>-9.1573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8.61021">
                <text:p>-18.61021</text:p>
              </table:table-cell>
              <table:table-cell office:value-type="float" office:value="-1.198579">
                <text:p>-1.19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.31208">
                <text:p>-15.31208</text:p>
              </table:table-cell>
              <table:table-cell office:value-type="float" office:value="-8.834787">
                <text:p>-8.8347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4.84916">
                <text:p>-14.84916</text:p>
              </table:table-cell>
              <table:table-cell office:value-type="float" office:value="-10.77537">
                <text:p>-10.775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8.54343">
                <text:p>-18.54343</text:p>
              </table:table-cell>
              <table:table-cell office:value-type="float" office:value="-1.463324">
                <text:p>-1.4633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6.40752">
                <text:p>-16.40752</text:p>
              </table:table-cell>
              <table:table-cell office:value-type="float" office:value="-6.222413">
                <text:p>-6.222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8.51409">
                <text:p>-18.51409</text:p>
              </table:table-cell>
              <table:table-cell office:value-type="float" office:value="-1.594826">
                <text:p>-1.594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8.39491">
                <text:p>-18.39491</text:p>
              </table:table-cell>
              <table:table-cell office:value-type="float" office:value="-2.195362">
                <text:p>-2.195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6.99748">
                <text:p>-16.99748</text:p>
              </table:table-cell>
              <table:table-cell office:value-type="float" office:value="-3.937399">
                <text:p>-3.937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.57469">
                <text:p>-18.57469</text:p>
              </table:table-cell>
              <table:table-cell office:value-type="float" office:value="-1.33261">
                <text:p>-1.33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8.39981">
                <text:p>-18.39981</text:p>
              </table:table-cell>
              <table:table-cell office:value-type="float" office:value="-2.119692">
                <text:p>-2.1196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.72638">
                <text:p>-14.72638</text:p>
              </table:table-cell>
              <table:table-cell office:value-type="float" office:value="-11.09333">
                <text:p>-11.09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8.6341">
                <text:p>-18.6341</text:p>
              </table:table-cell>
              <table:table-cell office:value-type="float" office:value="-1.135841">
                <text:p>-1.1358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6.32202">
                <text:p>-16.32202</text:p>
              </table:table-cell>
              <table:table-cell office:value-type="float" office:value="-6.637301">
                <text:p>-6.637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5.9483">
                <text:p>-15.9483</text:p>
              </table:table-cell>
              <table:table-cell office:value-type="float" office:value="-7.659614">
                <text:p>-7.6596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5.54016">
                <text:p>-15.54016</text:p>
              </table:table-cell>
              <table:table-cell office:value-type="float" office:value="-7.993068">
                <text:p>-7.993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8.36648">
                <text:p>-18.36648</text:p>
              </table:table-cell>
              <table:table-cell office:value-type="float" office:value="-2.338555">
                <text:p>-2.3385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4.6956">
                <text:p>-14.6956</text:p>
              </table:table-cell>
              <table:table-cell office:value-type="float" office:value="-11.2395">
                <text:p>-11.2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.90208">
                <text:p>-14.90208</text:p>
              </table:table-cell>
              <table:table-cell office:value-type="float" office:value="-10.58244">
                <text:p>-10.58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8.35637">
                <text:p>-18.35637</text:p>
              </table:table-cell>
              <table:table-cell office:value-type="float" office:value="-2.388369">
                <text:p>-2.388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6.78104">
                <text:p>-16.78104</text:p>
              </table:table-cell>
              <table:table-cell office:value-type="float" office:value="-4.455324">
                <text:p>-4.4553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5.89264">
                <text:p>-15.89264</text:p>
              </table:table-cell>
              <table:table-cell office:value-type="float" office:value="-7.690926">
                <text:p>-7.6909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4.68164">
                <text:p>-14.68164</text:p>
              </table:table-cell>
              <table:table-cell office:value-type="float" office:value="-11.26935">
                <text:p>-11.26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6.42216">
                <text:p>-16.42216</text:p>
              </table:table-cell>
              <table:table-cell office:value-type="float" office:value="-6.192692">
                <text:p>-6.1926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6.42552">
                <text:p>-16.42552</text:p>
              </table:table-cell>
              <table:table-cell office:value-type="float" office:value="-6.013955">
                <text:p>-6.0139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6.63407">
                <text:p>-16.63407</text:p>
              </table:table-cell>
              <table:table-cell office:value-type="float" office:value="-5.163396">
                <text:p>-5.163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9.02404">
                <text:p>-19.02404</text:p>
              </table:table-cell>
              <table:table-cell office:value-type="float" office:value="-0.03466373">
                <text:p>-0.034663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4.90208">
                <text:p>-14.90208</text:p>
              </table:table-cell>
              <table:table-cell office:value-type="float" office:value="-10.58244">
                <text:p>-10.58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6.7545">
                <text:p>-16.7545</text:p>
              </table:table-cell>
              <table:table-cell office:value-type="float" office:value="-4.610667">
                <text:p>-4.610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4.75441">
                <text:p>-14.75441</text:p>
              </table:table-cell>
              <table:table-cell office:value-type="float" office:value="-11.07781">
                <text:p>-11.077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.90792">
                <text:p>-18.90792</text:p>
              </table:table-cell>
              <table:table-cell office:value-type="float" office:value="-0.2984555">
                <text:p>-0.29845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6.80187">
                <text:p>-16.80187</text:p>
              </table:table-cell>
              <table:table-cell office:value-type="float" office:value="-4.451266">
                <text:p>-4.4512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6.7545">
                <text:p>-16.7545</text:p>
              </table:table-cell>
              <table:table-cell office:value-type="float" office:value="-4.610667">
                <text:p>-4.610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